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35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5mm" svg:x="26.16mm" svg:y="91.9mm">
            <draw:object draw:notify-on-update-of-ranges="Foglio1.B5:Foglio1.B14 Foglio1.E5:Foglio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1mm" svg:x="187.57mm" svg:y="81.89mm">
            <draw:object draw:notify-on-update-of-ranges="Foglio1.E5:Foglio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2mm" svg:height="90.01mm" svg:x="256.81mm" svg:y="133.67mm">
            <draw:object draw:notify-on-update-of-ranges="Foglio1.J5:Foglio1.J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.13mm" svg:height="90.01mm" svg:x="139.08mm" svg:y="565.95mm">
            <draw:object draw:notify-on-update-of-ranges="Foglio1.O132:Foglio1.O141 Foglio1.P132:Foglio1.P141 Foglio1.Q132:Foglio1.Q141 Foglio1.R132:Foglio1.R1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3mm" svg:height="90.01mm" svg:x="486.17mm" svg:y="621.03mm">
            <draw:object draw:notify-on-update-of-ranges="Foglio1.O146:Foglio1.O155 Foglio1.P146:Foglio1.P155 Foglio1.Q146:Foglio1.Q155 Foglio1.R146:Foglio1.R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7mm" svg:height="89.9mm" svg:x="454.58mm" svg:y="760.02mm">
            <draw:object draw:notify-on-update-of-ranges="Foglio1.O181:Foglio1.O190 Foglio1.P181:Foglio1.P190 Foglio1.Q181:Foglio1.Q190 Foglio1.R181:Foglio1.R1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5mm" svg:height="89.81mm" svg:x="528.48mm" svg:y="478.65mm">
            <draw:object draw:notify-on-update-of-ranges="Foglio1.C129:Foglio1.C138 Foglio1.E129:Foglio1.E13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59.93mm" svg:height="89.74mm" svg:x="45.11mm" svg:y="709.23mm">
            <draw:object draw:notify-on-update-of-ranges="Foglio1.D143:Foglio1.D1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est with sphere.stl (1280 faces)</text:p>
          </table:table-cell>
          <table:covered-table-cell table:number-columns-repeated="4"/>
          <table:table-cell office:value-type="float" office:value="1280" calcext:value-type="float">
            <text:p>128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77" calcext:value-type="float">
            <text:p>0,077</text:p>
          </table:table-cell>
          <table:table-cell/>
          <table:table-cell table:formula="of:=[.C6]/[.C5]" office:value-type="float" office:value="8.11111111111111" calcext:value-type="float">
            <text:p>8,11111111111111</text:p>
          </table:table-cell>
          <table:table-cell table:formula="of:=[.E5]/[.C5]" office:value-type="float" office:value="0.00855555555555556" calcext:value-type="float">
            <text:p>0,008555555555556</text:p>
          </table:table-cell>
          <table:table-cell/>
          <table:table-cell table:formula="of:=LOG([.E5])" office:value-type="float" office:value="-1.11350927482752" calcext:value-type="float">
            <text:p>-1,11350927482752</text:p>
          </table:table-cell>
          <table:table-cell table:formula="of:=[.J6]-[.J5]" office:value-type="float" office:value="0.0165992618194615" calcext:value-type="float">
            <text:p>0,016599261819462</text:p>
          </table:table-cell>
          <table:table-cell/>
          <table:table-cell table:formula="of:=[.H5]/[.$G$2]" office:value-type="float" office:value="0.00000668402777777778" calcext:value-type="float">
            <text:p>6,68402777777778E-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,08</text:p>
          </table:table-cell>
          <table:table-cell/>
          <table:table-cell table:formula="of:=[.C7]/[.C6]" office:value-type="float" office:value="7.13698630136986" calcext:value-type="float">
            <text:p>7,13698630136986</text:p>
          </table:table-cell>
          <table:table-cell table:formula="of:=[.E6]/[.C6]" office:value-type="float" office:value="0.0010958904109589" calcext:value-type="float">
            <text:p>0,001095890410959</text:p>
          </table:table-cell>
          <table:table-cell/>
          <table:table-cell table:formula="of:=LOG([.E6])" office:value-type="float" office:value="-1.09691001300806" calcext:value-type="float">
            <text:p>-1,09691001300806</text:p>
          </table:table-cell>
          <table:table-cell table:formula="of:=[.J7]-[.J6]" office:value-type="float" office:value="0.0314084642516244" calcext:value-type="float">
            <text:p>0,031408464251624</text:p>
          </table:table-cell>
          <table:table-cell/>
          <table:table-cell table:formula="of:=[.H6]/[.$G$2]" office:value-type="float" office:value="0.000000856164383561644" calcext:value-type="float">
            <text:p>8,56164383561644E-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  <table:table-cell office:value-type="float" office:value="456" calcext:value-type="float">
            <text:p>456</text:p>
          </table:table-cell>
          <table:table-cell office:value-type="float" office:value="0.086" calcext:value-type="float">
            <text:p>0,086</text:p>
          </table:table-cell>
          <table:table-cell/>
          <table:table-cell table:formula="of:=[.C8]/[.C7]" office:value-type="float" office:value="5.17658349328215" calcext:value-type="float">
            <text:p>5,17658349328215</text:p>
          </table:table-cell>
          <table:table-cell table:formula="of:=[.E7]/[.C7]" office:value-type="float" office:value="0.000165067178502879" calcext:value-type="float">
            <text:p>0,000165067178503</text:p>
          </table:table-cell>
          <table:table-cell/>
          <table:table-cell table:formula="of:=LOG([.E7])" office:value-type="float" office:value="-1.06550154875643" calcext:value-type="float">
            <text:p>-1,06550154875643</text:p>
          </table:table-cell>
          <table:table-cell table:formula="of:=[.J8]-[.J7]" office:value-type="float" office:value="0.0655015487564323" calcext:value-type="float">
            <text:p>0,065501548756432</text:p>
          </table:table-cell>
          <table:table-cell/>
          <table:table-cell table:formula="of:=[.H7]/[.$G$2]" office:value-type="float" office:value="0.000000128958733205374" calcext:value-type="float">
            <text:p>1,28958733205374E-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97" calcext:value-type="float">
            <text:p>2697</text:p>
          </table:table-cell>
          <table:table-cell office:value-type="float" office:value="2360" calcext:value-type="float">
            <text:p>2360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9]/[.C8]" office:value-type="float" office:value="4.16796440489433" calcext:value-type="float">
            <text:p>4,16796440489433</text:p>
          </table:table-cell>
          <table:table-cell table:formula="of:=[.E8]/[.C8]" office:value-type="float" office:value="0.0000370782350760104" calcext:value-type="float">
            <text:p>3,70782350760104E-05</text:p>
          </table:table-cell>
          <table:table-cell/>
          <table:table-cell table:formula="of:=LOG([.E8])" office:value-type="float" office:value="-1" calcext:value-type="float">
            <text:p>-1</text:p>
          </table:table-cell>
          <table:table-cell table:formula="of:=[.J9]-[.J8]" office:value-type="float" office:value="0.161368002234975" calcext:value-type="float">
            <text:p>0,161368002234975</text:p>
          </table:table-cell>
          <table:table-cell/>
          <table:table-cell table:formula="of:=[.H8]/[.$G$2]" office:value-type="float" office:value="0.0000000289673711531331" calcext:value-type="float">
            <text:p>2,89673711531331E-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241" calcext:value-type="float">
            <text:p>11241</text:p>
          </table:table-cell>
          <table:table-cell office:value-type="float" office:value="9836" calcext:value-type="float">
            <text:p>9836</text:p>
          </table:table-cell>
          <table:table-cell office:value-type="float" office:value="0.145" calcext:value-type="float">
            <text:p>0,145</text:p>
          </table:table-cell>
          <table:table-cell/>
          <table:table-cell table:formula="of:=[.C10]/[.C9]" office:value-type="float" office:value="4.10008006405124" calcext:value-type="float">
            <text:p>4,10008006405124</text:p>
          </table:table-cell>
          <table:table-cell table:formula="of:=[.E9]/[.C9]" office:value-type="float" office:value="0.0000128992082554933" calcext:value-type="float">
            <text:p>1,28992082554933E-05</text:p>
          </table:table-cell>
          <table:table-cell/>
          <table:table-cell table:formula="of:=LOG([.E9])" office:value-type="float" office:value="-0.838631997765025" calcext:value-type="float">
            <text:p>-0,838631997765025</text:p>
          </table:table-cell>
          <table:table-cell table:formula="of:=[.J10]-[.J9]" office:value-type="float" office:value="0.322931837111811" calcext:value-type="float">
            <text:p>0,322931837111811</text:p>
          </table:table-cell>
          <table:table-cell/>
          <table:table-cell table:formula="of:=[.H9]/[.$G$2]" office:value-type="float" office:value="0.0000000100775064496041" calcext:value-type="float">
            <text:p>1,00775064496041E-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089" calcext:value-type="float">
            <text:p>46089</text:p>
          </table:table-cell>
          <table:table-cell office:value-type="float" office:value="40328" calcext:value-type="float">
            <text:p>40328</text:p>
          </table:table-cell>
          <table:table-cell office:value-type="float" office:value="0.305" calcext:value-type="float">
            <text:p>0,305</text:p>
          </table:table-cell>
          <table:table-cell/>
          <table:table-cell table:formula="of:=[.C11]/[.C10]" office:value-type="float" office:value="4.02718653040856" calcext:value-type="float">
            <text:p>4,02718653040856</text:p>
          </table:table-cell>
          <table:table-cell table:formula="of:=[.E10]/[.C10]" office:value-type="float" office:value="0.00000661763110503591" calcext:value-type="float">
            <text:p>6,61763110503591E-06</text:p>
          </table:table-cell>
          <table:table-cell/>
          <table:table-cell table:formula="of:=LOG([.E10])" office:value-type="float" office:value="-0.515700160653214" calcext:value-type="float">
            <text:p>-0,515700160653214</text:p>
          </table:table-cell>
          <table:table-cell table:formula="of:=[.J11]-[.J10]" office:value-type="float" office:value="0.476646356387046" calcext:value-type="float">
            <text:p>0,476646356387046</text:p>
          </table:table-cell>
          <table:table-cell/>
          <table:table-cell table:formula="of:=[.H10]/[.$G$2]" office:value-type="float" office:value="0.0000000051700243008093" calcext:value-type="float">
            <text:p>5,1700243008093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5609" calcext:value-type="float">
            <text:p>185609</text:p>
          </table:table-cell>
          <table:table-cell office:value-type="float" office:value="162408" calcext:value-type="float">
            <text:p>162408</text:p>
          </table:table-cell>
          <table:table-cell office:value-type="float" office:value="0.914" calcext:value-type="float">
            <text:p>0,914</text:p>
          </table:table-cell>
          <table:table-cell/>
          <table:table-cell table:formula="of:=[.C12]/[.C11]" office:value-type="float" office:value="4.02868934157288" calcext:value-type="float">
            <text:p>4,02868934157288</text:p>
          </table:table-cell>
          <table:table-cell table:formula="of:=[.E11]/[.C11]" office:value-type="float" office:value="0.00000492433017795473" calcext:value-type="float">
            <text:p>4,92433017795473E-06</text:p>
          </table:table-cell>
          <table:table-cell/>
          <table:table-cell table:formula="of:=LOG([.E11])" office:value-type="float" office:value="-0.0390538042661686" calcext:value-type="float">
            <text:p>-0,039053804266169</text:p>
          </table:table-cell>
          <table:table-cell table:formula="of:=[.J12]-[.J11]" office:value-type="float" office:value="0.571808183258666" calcext:value-type="float">
            <text:p>0,571808183258666</text:p>
          </table:table-cell>
          <table:table-cell/>
          <table:table-cell table:formula="of:=[.H11]/[.$G$2]" office:value-type="float" office:value="0.00000000384713295152714" calcext:value-type="float">
            <text:p>3,84713295152714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47761" calcext:value-type="float">
            <text:p>747761</text:p>
          </table:table-cell>
          <table:table-cell office:value-type="float" office:value="649916" calcext:value-type="float">
            <text:p>649916</text:p>
          </table:table-cell>
          <table:table-cell office:value-type="float" office:value="3.41" calcext:value-type="float">
            <text:p>3,41</text:p>
          </table:table-cell>
          <table:table-cell/>
          <table:table-cell table:formula="of:=[.C13]/[.C12]" office:value-type="float" office:value="3.97617019341742" calcext:value-type="float">
            <text:p>3,97617019341742</text:p>
          </table:table-cell>
          <table:table-cell table:formula="of:=[.E12]/[.C12]" office:value-type="float" office:value="0.00000456028062442412" calcext:value-type="float">
            <text:p>4,56028062442412E-06</text:p>
          </table:table-cell>
          <table:table-cell/>
          <table:table-cell table:formula="of:=LOG([.E12])" office:value-type="float" office:value="0.532754378992498" calcext:value-type="float">
            <text:p>0,532754378992498</text:p>
          </table:table-cell>
          <table:table-cell table:formula="of:=[.J13]-[.J12]" office:value-type="float" office:value="0.587852452064275" calcext:value-type="float">
            <text:p>0,587852452064275</text:p>
          </table:table-cell>
          <table:table-cell/>
          <table:table-cell table:formula="of:=[.H12]/[.$G$2]" office:value-type="float" office:value="0.00000000356271923783134" calcext:value-type="float">
            <text:p>3,56271923783134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73225" calcext:value-type="float">
            <text:p>2973225</text:p>
          </table:table-cell>
          <table:table-cell office:value-type="float" office:value="2601572" calcext:value-type="float">
            <text:p>2601572</text:p>
          </table:table-cell>
          <table:table-cell office:value-type="float" office:value="13.201" calcext:value-type="float">
            <text:p>13,201</text:p>
          </table:table-cell>
          <table:table-cell/>
          <table:table-cell table:formula="of:=[.C14]/[.C13]" office:value-type="float" office:value="4.00082772074095" calcext:value-type="float">
            <text:p>4,00082772074095</text:p>
          </table:table-cell>
          <table:table-cell table:formula="of:=[.E13]/[.C13]" office:value-type="float" office:value="0.00000443995997612021" calcext:value-type="float">
            <text:p>4,43995997612021E-06</text:p>
          </table:table-cell>
          <table:table-cell/>
          <table:table-cell table:formula="of:=LOG([.E13])" office:value-type="float" office:value="1.12060683105677" calcext:value-type="float">
            <text:p>1,12060683105677</text:p>
          </table:table-cell>
          <table:table-cell table:formula="of:=[.J14]-[.J13]" office:value-type="float" office:value="0.593479722765869" calcext:value-type="float">
            <text:p>0,593479722765869</text:p>
          </table:table-cell>
          <table:table-cell/>
          <table:table-cell table:formula="of:=[.H13]/[.$G$2]" office:value-type="float" office:value="0.00000000346871873134391" calcext:value-type="float">
            <text:p>3,46871873134391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895361" calcext:value-type="float">
            <text:p>11895361</text:p>
          </table:table-cell>
          <table:table-cell office:value-type="float" office:value="10408441" calcext:value-type="float">
            <text:p>10408441</text:p>
          </table:table-cell>
          <table:table-cell office:value-type="float" office:value="51.771" calcext:value-type="float">
            <text:p>51,771</text:p>
          </table:table-cell>
          <table:table-cell/>
          <table:table-cell table:formula="of:=[.C15]/[.C14]" office:value-type="float" office:value="0" calcext:value-type="float">
            <text:p>0</text:p>
          </table:table-cell>
          <table:table-cell table:formula="of:=[.E14]/[.C14]" office:value-type="float" office:value="0.00000435220082854148" calcext:value-type="float">
            <text:p>4,35220082854148E-06</text:p>
          </table:table-cell>
          <table:table-cell/>
          <table:table-cell table:formula="of:=LOG([.E14])" office:value-type="float" office:value="1.71408655382264" calcext:value-type="float">
            <text:p>1,71408655382264</text:p>
          </table:table-cell>
          <table:table-cell table:number-columns-repeated="2"/>
          <table:table-cell table:formula="of:=[.H14]/[.$G$2]" office:value-type="float" office:value="0.00000000340015689729803" calcext:value-type="float">
            <text:p>3,40015689729803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 table:number-rows-repeated="47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est with sphere.stl (7680 faces)</text:p>
          </table:table-cell>
          <table:covered-table-cell table:number-columns-repeated="4"/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139" calcext:value-type="float">
            <text:p>0,139</text:p>
          </table:table-cell>
          <table:table-cell/>
          <table:table-cell table:formula="of:=[.C68]/[.C67]" office:value-type="float" office:value="8.11111111111111" calcext:value-type="float">
            <text:p>8,11111111111111</text:p>
          </table:table-cell>
          <table:table-cell table:formula="of:=[.E67]/[.C67]" office:value-type="float" office:value="0.0154444444444444" calcext:value-type="float">
            <text:p>0,015444444444445</text:p>
          </table:table-cell>
          <table:table-cell table:number-columns-repeated="4"/>
          <table:table-cell table:formula="of:=[.H67]/[.$G$64]" office:value-type="float" office:value="0.00000201099537037037" calcext:value-type="float">
            <text:p>2,01099537037037E-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0.153" calcext:value-type="float">
            <text:p>0,153</text:p>
          </table:table-cell>
          <table:table-cell/>
          <table:table-cell table:formula="of:=[.C69]/[.C68]" office:value-type="float" office:value="7.13698630136986" calcext:value-type="float">
            <text:p>7,13698630136986</text:p>
          </table:table-cell>
          <table:table-cell table:formula="of:=[.E68]/[.C68]" office:value-type="float" office:value="0.0020958904109589" calcext:value-type="float">
            <text:p>0,002095890410959</text:p>
          </table:table-cell>
          <table:table-cell table:number-columns-repeated="4"/>
          <table:table-cell table:formula="of:=[.H68]/[.$G$64]" office:value-type="float" office:value="0.000000272902397260274" calcext:value-type="float">
            <text:p>2,72902397260274E-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  <table:table-cell office:value-type="float" office:value="456" calcext:value-type="float">
            <text:p>456</text:p>
          </table:table-cell>
          <table:table-cell office:value-type="float" office:value="0.167" calcext:value-type="float">
            <text:p>0,167</text:p>
          </table:table-cell>
          <table:table-cell/>
          <table:table-cell table:formula="of:=[.C70]/[.C69]" office:value-type="float" office:value="5.17658349328215" calcext:value-type="float">
            <text:p>5,17658349328215</text:p>
          </table:table-cell>
          <table:table-cell table:formula="of:=[.E69]/[.C69]" office:value-type="float" office:value="0.000320537428023033" calcext:value-type="float">
            <text:p>0,000320537428023</text:p>
          </table:table-cell>
          <table:table-cell table:number-columns-repeated="4"/>
          <table:table-cell table:formula="of:=[.H69]/[.$G$64]" office:value-type="float" office:value="0.0000000417366442738324" calcext:value-type="float">
            <text:p>4,17366442738324E-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97" calcext:value-type="float">
            <text:p>2697</text:p>
          </table:table-cell>
          <table:table-cell office:value-type="float" office:value="2360" calcext:value-type="float">
            <text:p>2360</text:p>
          </table:table-cell>
          <table:table-cell office:value-type="float" office:value="0.201" calcext:value-type="float">
            <text:p>0,201</text:p>
          </table:table-cell>
          <table:table-cell/>
          <table:table-cell table:formula="of:=[.C71]/[.C70]" office:value-type="float" office:value="4.16796440489433" calcext:value-type="float">
            <text:p>4,16796440489433</text:p>
          </table:table-cell>
          <table:table-cell table:formula="of:=[.E70]/[.C70]" office:value-type="float" office:value="0.0000745272525027809" calcext:value-type="float">
            <text:p>7,45272525027809E-05</text:p>
          </table:table-cell>
          <table:table-cell table:number-columns-repeated="4"/>
          <table:table-cell table:formula="of:=[.H70]/[.$G$64]" office:value-type="float" office:value="0.00000000970406933629959" calcext:value-type="float">
            <text:p>9,70406933629959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241" calcext:value-type="float">
            <text:p>11241</text:p>
          </table:table-cell>
          <table:table-cell office:value-type="float" office:value="9836" calcext:value-type="float">
            <text:p>9836</text:p>
          </table:table-cell>
          <table:table-cell office:value-type="float" office:value="0.26" calcext:value-type="float">
            <text:p>0,26</text:p>
          </table:table-cell>
          <table:table-cell/>
          <table:table-cell table:formula="of:=[.C72]/[.C71]" office:value-type="float" office:value="4.10008006405124" calcext:value-type="float">
            <text:p>4,10008006405124</text:p>
          </table:table-cell>
          <table:table-cell table:formula="of:=[.E71]/[.C71]" office:value-type="float" office:value="0.0000231296148029535" calcext:value-type="float">
            <text:p>2,31296148029535E-05</text:p>
          </table:table-cell>
          <table:table-cell table:number-columns-repeated="4"/>
          <table:table-cell table:formula="of:=[.H71]/[.$G$64]" office:value-type="float" office:value="0.00000000301166859413457" calcext:value-type="float">
            <text:p>3,01166859413457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089" calcext:value-type="float">
            <text:p>46089</text:p>
          </table:table-cell>
          <table:table-cell office:value-type="float" office:value="40328" calcext:value-type="float">
            <text:p>40328</text:p>
          </table:table-cell>
          <table:table-cell office:value-type="float" office:value="0.457" calcext:value-type="float">
            <text:p>0,457</text:p>
          </table:table-cell>
          <table:table-cell/>
          <table:table-cell table:formula="of:=[.C73]/[.C72]" office:value-type="float" office:value="4.02718653040856" calcext:value-type="float">
            <text:p>4,02718653040856</text:p>
          </table:table-cell>
          <table:table-cell table:formula="of:=[.E72]/[.C72]" office:value-type="float" office:value="0.00000991559808197184" calcext:value-type="float">
            <text:p>9,91559808197184E-06</text:p>
          </table:table-cell>
          <table:table-cell table:number-columns-repeated="4"/>
          <table:table-cell table:formula="of:=[.H72]/[.$G$64]" office:value-type="float" office:value="0.00000000129109350025675" calcext:value-type="float">
            <text:p>1,29109350025675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5609" calcext:value-type="float">
            <text:p>185609</text:p>
          </table:table-cell>
          <table:table-cell office:value-type="float" office:value="162408" calcext:value-type="float">
            <text:p>162408</text:p>
          </table:table-cell>
          <table:table-cell office:value-type="float" office:value="1.118" calcext:value-type="float">
            <text:p>1,118</text:p>
          </table:table-cell>
          <table:table-cell/>
          <table:table-cell table:formula="of:=[.C74]/[.C73]" office:value-type="float" office:value="4.02868934157288" calcext:value-type="float">
            <text:p>4,02868934157288</text:p>
          </table:table-cell>
          <table:table-cell table:formula="of:=[.E73]/[.C73]" office:value-type="float" office:value="0.00000602341481285929" calcext:value-type="float">
            <text:p>6,02341481285929E-06</text:p>
          </table:table-cell>
          <table:table-cell table:number-columns-repeated="4"/>
          <table:table-cell table:formula="of:=[.H73]/[.$G$64]" office:value-type="float" office:value="0.00000000078429880375772" calcext:value-type="float">
            <text:p>7,8429880375772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47761" calcext:value-type="float">
            <text:p>747761</text:p>
          </table:table-cell>
          <table:table-cell office:value-type="float" office:value="649916" calcext:value-type="float">
            <text:p>649916</text:p>
          </table:table-cell>
          <table:table-cell office:value-type="float" office:value="3.844" calcext:value-type="float">
            <text:p>3,844</text:p>
          </table:table-cell>
          <table:table-cell/>
          <table:table-cell table:formula="of:=[.C75]/[.C74]" office:value-type="float" office:value="3.97617019341742" calcext:value-type="float">
            <text:p>3,97617019341742</text:p>
          </table:table-cell>
          <table:table-cell table:formula="of:=[.E74]/[.C74]" office:value-type="float" office:value="0.00000514067997662355" calcext:value-type="float">
            <text:p>5,14067997662355E-06</text:p>
          </table:table-cell>
          <table:table-cell table:number-columns-repeated="4"/>
          <table:table-cell table:formula="of:=[.H74]/[.$G$64]" office:value-type="float" office:value="0.000000000669359371956191" calcext:value-type="float">
            <text:p>6,69359371956191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73225" calcext:value-type="float">
            <text:p>2973225</text:p>
          </table:table-cell>
          <table:table-cell office:value-type="float" office:value="2601572" calcext:value-type="float">
            <text:p>2601572</text:p>
          </table:table-cell>
          <table:table-cell office:value-type="float" office:value="14.222" calcext:value-type="float">
            <text:p>14,222</text:p>
          </table:table-cell>
          <table:table-cell/>
          <table:table-cell table:formula="of:=[.C76]/[.C75]" office:value-type="float" office:value="4.00082772074095" calcext:value-type="float">
            <text:p>4,00082772074095</text:p>
          </table:table-cell>
          <table:table-cell table:formula="of:=[.E75]/[.C75]" office:value-type="float" office:value="0.00000478335813804875" calcext:value-type="float">
            <text:p>4,78335813804875E-06</text:p>
          </table:table-cell>
          <table:table-cell table:number-columns-repeated="4"/>
          <table:table-cell table:formula="of:=[.H75]/[.$G$64]" office:value-type="float" office:value="0.000000000622833090891765" calcext:value-type="float">
            <text:p>6,22833090891765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895361" calcext:value-type="float">
            <text:p>11895361</text:p>
          </table:table-cell>
          <table:table-cell office:value-type="float" office:value="10408441" calcext:value-type="float">
            <text:p>10408441</text:p>
          </table:table-cell>
          <table:table-cell office:value-type="float" office:value="55.094" calcext:value-type="float">
            <text:p>55,094</text:p>
          </table:table-cell>
          <table:table-cell/>
          <table:table-cell table:formula="of:=[.C77]/[.C76]" office:value-type="float" office:value="0" calcext:value-type="float">
            <text:p>0</text:p>
          </table:table-cell>
          <table:table-cell table:formula="of:=[.E76]/[.C76]" office:value-type="float" office:value="0.00000463155342658369" calcext:value-type="float">
            <text:p>4,63155342658369E-06</text:p>
          </table:table-cell>
          <table:table-cell table:number-columns-repeated="4"/>
          <table:table-cell table:formula="of:=[.H76]/[.$G$64]" office:value-type="float" office:value="0.000000000603066852419751" calcext:value-type="float">
            <text:p>6,03066852419751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est with sphere.stl (480 faces)</text:p>
          </table:table-cell>
          <table:covered-table-cell table:number-columns-repeated="4"/>
          <table:table-cell office:value-type="float" office:value="480" calcext:value-type="float">
            <text:p>48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89]/[.C88]" office:value-type="float" office:value="8.11111111111111" calcext:value-type="float">
            <text:p>8,11111111111111</text:p>
          </table:table-cell>
          <table:table-cell table:formula="of:=[.E88]/[.C88]" office:value-type="float" office:value="0" calcext:value-type="float">
            <text:p>0</text:p>
          </table:table-cell>
          <table:table-cell table:number-columns-repeated="4"/>
          <table:table-cell table:formula="of:=[.H88]/[.$G$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0.066" calcext:value-type="float">
            <text:p>0,066</text:p>
          </table:table-cell>
          <table:table-cell/>
          <table:table-cell table:formula="of:=[.C90]/[.C89]" office:value-type="float" office:value="7.13698630136986" calcext:value-type="float">
            <text:p>7,13698630136986</text:p>
          </table:table-cell>
          <table:table-cell table:formula="of:=[.E89]/[.C89]" office:value-type="float" office:value="0.000904109589041096" calcext:value-type="float">
            <text:p>0,000904109589041</text:p>
          </table:table-cell>
          <table:table-cell table:number-columns-repeated="4"/>
          <table:table-cell table:formula="of:=[.H89]/[.$G$64]" office:value-type="float" office:value="0.000000117722602739726" calcext:value-type="float">
            <text:p>1,17722602739726E-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  <table:table-cell office:value-type="float" office:value="456" calcext:value-type="float">
            <text:p>456</text:p>
          </table:table-cell>
          <table:table-cell office:value-type="float" office:value="0.085" calcext:value-type="float">
            <text:p>0,085</text:p>
          </table:table-cell>
          <table:table-cell/>
          <table:table-cell table:formula="of:=[.C91]/[.C90]" office:value-type="float" office:value="5.11516314779271" calcext:value-type="float">
            <text:p>5,11516314779271</text:p>
          </table:table-cell>
          <table:table-cell table:formula="of:=[.E90]/[.C90]" office:value-type="float" office:value="0.000163147792706334" calcext:value-type="float">
            <text:p>0,000163147792706</text:p>
          </table:table-cell>
          <table:table-cell table:number-columns-repeated="4"/>
          <table:table-cell table:formula="of:=[.H90]/[.$G$64]" office:value-type="float" office:value="0.0000000212432021753039" calcext:value-type="float">
            <text:p>2,12432021753039E-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  <table:table-cell office:value-type="float" office:value="2332" calcext:value-type="float">
            <text:p>2332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[.C92]/[.C91]" office:value-type="float" office:value="4.0859287054409" calcext:value-type="float">
            <text:p>4,0859287054409</text:p>
          </table:table-cell>
          <table:table-cell table:formula="of:=[.E91]/[.C91]" office:value-type="float" office:value="0.0000469043151969981" calcext:value-type="float">
            <text:p>4,69043151969981E-05</text:p>
          </table:table-cell>
          <table:table-cell table:number-columns-repeated="4"/>
          <table:table-cell table:formula="of:=[.H91]/[.$G$64]" office:value-type="float" office:value="0.00000000610733270794246" calcext:value-type="float">
            <text:p>6,10733270794246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889" calcext:value-type="float">
            <text:p>10889</text:p>
          </table:table-cell>
          <table:table-cell office:value-type="float" office:value="9528" calcext:value-type="float">
            <text:p>9528</text:p>
          </table:table-cell>
          <table:table-cell office:value-type="float" office:value="0.154" calcext:value-type="float">
            <text:p>0,154</text:p>
          </table:table-cell>
          <table:table-cell/>
          <table:table-cell table:formula="of:=[.C93]/[.C92]" office:value-type="float" office:value="3.97988796032694" calcext:value-type="float">
            <text:p>3,97988796032694</text:p>
          </table:table-cell>
          <table:table-cell table:formula="of:=[.E92]/[.C92]" office:value-type="float" office:value="0.0000141427128294609" calcext:value-type="float">
            <text:p>1,41427128294609E-05</text:p>
          </table:table-cell>
          <table:table-cell table:number-columns-repeated="4"/>
          <table:table-cell table:formula="of:=[.H92]/[.$G$85]" office:value-type="float" office:value="0.0000000294639850613769" calcext:value-type="float">
            <text:p>2,94639850613769E-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337" calcext:value-type="float">
            <text:p>43337</text:p>
          </table:table-cell>
          <table:table-cell office:value-type="float" office:value="37920" calcext:value-type="float">
            <text:p>37920</text:p>
          </table:table-cell>
          <table:table-cell office:value-type="float" office:value="0.312" calcext:value-type="float">
            <text:p>0,312</text:p>
          </table:table-cell>
          <table:table-cell/>
          <table:table-cell table:formula="of:=[.C94]/[.C93]" office:value-type="float" office:value="3.99420818238457" calcext:value-type="float">
            <text:p>3,99420818238457</text:p>
          </table:table-cell>
          <table:table-cell table:formula="of:=[.E93]/[.C93]" office:value-type="float" office:value="0.0000071993908207767" calcext:value-type="float">
            <text:p>7,1993908207767E-06</text:p>
          </table:table-cell>
          <table:table-cell table:number-columns-repeated="4"/>
          <table:table-cell table:formula="of:=[.H93]/[.$G$85]" office:value-type="float" office:value="0.0000000149987308766181" calcext:value-type="float">
            <text:p>1,49987308766181E-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3097" calcext:value-type="float">
            <text:p>173097</text:p>
          </table:table-cell>
          <table:table-cell office:value-type="float" office:value="151460" calcext:value-type="float">
            <text:p>151460</text:p>
          </table:table-cell>
          <table:table-cell office:value-type="float" office:value="0.843" calcext:value-type="float">
            <text:p>0,843</text:p>
          </table:table-cell>
          <table:table-cell/>
          <table:table-cell table:formula="of:=[.C95]/[.C94]" office:value-type="float" office:value="4.00206242742509" calcext:value-type="float">
            <text:p>4,00206242742509</text:p>
          </table:table-cell>
          <table:table-cell table:formula="of:=[.E94]/[.C94]" office:value-type="float" office:value="0.00000487010173486542" calcext:value-type="float">
            <text:p>4,87010173486542E-06</text:p>
          </table:table-cell>
          <table:table-cell table:number-columns-repeated="4"/>
          <table:table-cell table:formula="of:=[.H94]/[.$G$85]" office:value-type="float" office:value="0.0000000101460452809696" calcext:value-type="float">
            <text:p>1,01460452809696E-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2745" calcext:value-type="float">
            <text:p>692745</text:p>
          </table:table-cell>
          <table:table-cell office:value-type="float" office:value="606152" calcext:value-type="float">
            <text:p>606152</text:p>
          </table:table-cell>
          <table:table-cell office:value-type="float" office:value="3.205" calcext:value-type="float">
            <text:p>3,205</text:p>
          </table:table-cell>
          <table:table-cell/>
          <table:table-cell table:formula="of:=[.C96]/[.C95]" office:value-type="float" office:value="4.00361027506514" calcext:value-type="float">
            <text:p>4,00361027506514</text:p>
          </table:table-cell>
          <table:table-cell table:formula="of:=[.E95]/[.C95]" office:value-type="float" office:value="0.00000462652202469884" calcext:value-type="float">
            <text:p>4,62652202469884E-06</text:p>
          </table:table-cell>
          <table:table-cell table:number-columns-repeated="4"/>
          <table:table-cell table:formula="of:=[.H95]/[.$G$85]" office:value-type="float" office:value="0.00000000963858755145592" calcext:value-type="float">
            <text:p>9,63858755145592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73481" calcext:value-type="float">
            <text:p>2773481</text:p>
          </table:table-cell>
          <table:table-cell office:value-type="float" office:value="2426796" calcext:value-type="float">
            <text:p>2426796</text:p>
          </table:table-cell>
          <table:table-cell office:value-type="float" office:value="12.529" calcext:value-type="float">
            <text:p>12,529</text:p>
          </table:table-cell>
          <table:table-cell/>
          <table:table-cell table:formula="of:=[.C97]/[.C96]" office:value-type="float" office:value="4.00230937222934" calcext:value-type="float">
            <text:p>4,00230937222934</text:p>
          </table:table-cell>
          <table:table-cell table:formula="of:=[.E96]/[.C96]" office:value-type="float" office:value="0.00000451742773792213" calcext:value-type="float">
            <text:p>4,51742773792213E-06</text:p>
          </table:table-cell>
          <table:table-cell table:number-columns-repeated="4"/>
          <table:table-cell table:formula="of:=[.H96]/[.$G$85]" office:value-type="float" office:value="0.00000000941130778733777" calcext:value-type="float">
            <text:p>9,41130778733777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100329" calcext:value-type="float">
            <text:p>11100329</text:p>
          </table:table-cell>
          <table:table-cell office:value-type="float" office:value="9712788" calcext:value-type="float">
            <text:p>9712788</text:p>
          </table:table-cell>
          <table:table-cell office:value-type="float" office:value="49.437" calcext:value-type="float">
            <text:p>49,437</text:p>
          </table:table-cell>
          <table:table-cell/>
          <table:table-cell table:formula="of:=[.C98]/[.C97]" office:value-type="float" office:value="0" calcext:value-type="float">
            <text:p>0</text:p>
          </table:table-cell>
          <table:table-cell table:formula="of:=[.E97]/[.C97]" office:value-type="float" office:value="0.00000445365177914997" calcext:value-type="float">
            <text:p>4,45365177914997E-06</text:p>
          </table:table-cell>
          <table:table-cell table:number-columns-repeated="4"/>
          <table:table-cell table:formula="of:=[.H97]/[.$G$85]" office:value-type="float" office:value="0.00000000927844120656243" calcext:value-type="float">
            <text:p>9,27844120656243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 table:number-rows-repeated="7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est with sphere.stl (46080 faces)</text:p>
          </table:table-cell>
          <table:covered-table-cell table:number-columns-repeated="4"/>
          <table:table-cell office:value-type="float" office:value="46080" calcext:value-type="float">
            <text:p>4608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475" calcext:value-type="float">
            <text:p>0,475</text:p>
          </table:table-cell>
          <table:table-cell/>
          <table:table-cell table:formula="of:=[.C111]/[.C110]" office:value-type="float" office:value="8.11111111111111" calcext:value-type="float">
            <text:p>8,11111111111111</text:p>
          </table:table-cell>
          <table:table-cell table:formula="of:=[.E110]/[.C110]" office:value-type="float" office:value="0.0527777777777778" calcext:value-type="float">
            <text:p>0,052777777777778</text:p>
          </table:table-cell>
          <table:table-cell table:number-columns-repeated="4"/>
          <table:table-cell table:formula="of:=[.H110]/[.$G$107]" office:value-type="float" office:value="0.00000114535108024691" calcext:value-type="float">
            <text:p>1,14535108024691E-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0.528" calcext:value-type="float">
            <text:p>0,528</text:p>
          </table:table-cell>
          <table:table-cell/>
          <table:table-cell table:formula="of:=[.C112]/[.C111]" office:value-type="float" office:value="7.13698630136986" calcext:value-type="float">
            <text:p>7,13698630136986</text:p>
          </table:table-cell>
          <table:table-cell table:formula="of:=[.E111]/[.C111]" office:value-type="float" office:value="0.00723287671232877" calcext:value-type="float">
            <text:p>0,007232876712329</text:p>
          </table:table-cell>
          <table:table-cell table:number-columns-repeated="4"/>
          <table:table-cell table:formula="of:=[.H111]/[.$G$107]" office:value-type="float" office:value="0.000000156963470319635" calcext:value-type="float">
            <text:p>1,56963470319635E-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  <table:table-cell office:value-type="float" office:value="456" calcext:value-type="float">
            <text:p>456</text:p>
          </table:table-cell>
          <table:table-cell office:value-type="float" office:value="0.603" calcext:value-type="float">
            <text:p>0,603</text:p>
          </table:table-cell>
          <table:table-cell/>
          <table:table-cell table:formula="of:=[.C113]/[.C112]" office:value-type="float" office:value="5.11516314779271" calcext:value-type="float">
            <text:p>5,11516314779271</text:p>
          </table:table-cell>
          <table:table-cell table:formula="of:=[.E112]/[.C112]" office:value-type="float" office:value="0.0011573896353167" calcext:value-type="float">
            <text:p>0,001157389635317</text:p>
          </table:table-cell>
          <table:table-cell table:number-columns-repeated="4"/>
          <table:table-cell table:formula="of:=[.H112]/[.$G$107]" office:value-type="float" office:value="0.000000025116962571977" calcext:value-type="float">
            <text:p>2,5116962571977E-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  <table:table-cell office:value-type="float" office:value="2332" calcext:value-type="float">
            <text:p>2332</text:p>
          </table:table-cell>
          <table:table-cell office:value-type="float" office:value="0.756" calcext:value-type="float">
            <text:p>0,756</text:p>
          </table:table-cell>
          <table:table-cell/>
          <table:table-cell table:formula="of:=[.C114]/[.C113]" office:value-type="float" office:value="4.0859287054409" calcext:value-type="float">
            <text:p>4,0859287054409</text:p>
          </table:table-cell>
          <table:table-cell table:formula="of:=[.E113]/[.C113]" office:value-type="float" office:value="0.000283677298311445" calcext:value-type="float">
            <text:p>0,000283677298311</text:p>
          </table:table-cell>
          <table:table-cell table:number-columns-repeated="4"/>
          <table:table-cell table:formula="of:=[.H113]/[.$G$107]" office:value-type="float" office:value="0.000000006156191369606" calcext:value-type="float">
            <text:p>6,156191369606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889" calcext:value-type="float">
            <text:p>10889</text:p>
          </table:table-cell>
          <table:table-cell office:value-type="float" office:value="9528" calcext:value-type="float">
            <text:p>9528</text:p>
          </table:table-cell>
          <table:table-cell office:value-type="float" office:value="0.839" calcext:value-type="float">
            <text:p>0,839</text:p>
          </table:table-cell>
          <table:table-cell/>
          <table:table-cell table:formula="of:=[.C115]/[.C114]" office:value-type="float" office:value="3.97988796032694" calcext:value-type="float">
            <text:p>3,97988796032694</text:p>
          </table:table-cell>
          <table:table-cell table:formula="of:=[.E114]/[.C114]" office:value-type="float" office:value="0.0000770502341812839" calcext:value-type="float">
            <text:p>7,70502341812839E-05</text:p>
          </table:table-cell>
          <table:table-cell table:number-columns-repeated="4"/>
          <table:table-cell table:formula="of:=[.H114]/[.$G$107]" office:value-type="float" office:value="0.000000001672097095948" calcext:value-type="float">
            <text:p>1,672097095948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337" calcext:value-type="float">
            <text:p>43337</text:p>
          </table:table-cell>
          <table:table-cell office:value-type="float" office:value="37920" calcext:value-type="float">
            <text:p>37920</text:p>
          </table:table-cell>
          <table:table-cell office:value-type="float" office:value="1.156" calcext:value-type="float">
            <text:p>1,156</text:p>
          </table:table-cell>
          <table:table-cell/>
          <table:table-cell table:formula="of:=[.C116]/[.C115]" office:value-type="float" office:value="3.99420818238457" calcext:value-type="float">
            <text:p>3,99420818238457</text:p>
          </table:table-cell>
          <table:table-cell table:formula="of:=[.E115]/[.C115]" office:value-type="float" office:value="0.0000266746659898009" calcext:value-type="float">
            <text:p>2,66746659898009E-05</text:p>
          </table:table-cell>
          <table:table-cell table:number-columns-repeated="4"/>
          <table:table-cell table:formula="of:=[.H115]/[.$G$107]" office:value-type="float" office:value="0.000000000578877300125887" calcext:value-type="float">
            <text:p>5,78877300125887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3097" calcext:value-type="float">
            <text:p>173097</text:p>
          </table:table-cell>
          <table:table-cell office:value-type="float" office:value="151460" calcext:value-type="float">
            <text:p>151460</text:p>
          </table:table-cell>
          <table:table-cell office:value-type="float" office:value="1.979" calcext:value-type="float">
            <text:p>1,979</text:p>
          </table:table-cell>
          <table:table-cell/>
          <table:table-cell table:formula="of:=[.C117]/[.C116]" office:value-type="float" office:value="4.00206242742509" calcext:value-type="float">
            <text:p>4,00206242742509</text:p>
          </table:table-cell>
          <table:table-cell table:formula="of:=[.E116]/[.C116]" office:value-type="float" office:value="0.0000114328960062855" calcext:value-type="float">
            <text:p>1,14328960062855E-05</text:p>
          </table:table-cell>
          <table:table-cell table:number-columns-repeated="4"/>
          <table:table-cell table:formula="of:=[.H116]/[.$G$107]" office:value-type="float" office:value="0.000000000248109722358626" calcext:value-type="float">
            <text:p>2,48109722358626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2745" calcext:value-type="float">
            <text:p>692745</text:p>
          </table:table-cell>
          <table:table-cell office:value-type="float" office:value="606152" calcext:value-type="float">
            <text:p>606152</text:p>
          </table:table-cell>
          <table:table-cell office:value-type="float" office:value="4.967" calcext:value-type="float">
            <text:p>4,967</text:p>
          </table:table-cell>
          <table:table-cell/>
          <table:table-cell table:formula="of:=[.C118]/[.C117]" office:value-type="float" office:value="4.00361027506514" calcext:value-type="float">
            <text:p>4,00361027506514</text:p>
          </table:table-cell>
          <table:table-cell table:formula="of:=[.E117]/[.C117]" office:value-type="float" office:value="0.00000717002648882345" calcext:value-type="float">
            <text:p>7,17002648882345E-06</text:p>
          </table:table-cell>
          <table:table-cell table:number-columns-repeated="4"/>
          <table:table-cell table:formula="of:=[.H117]/[.$G$107]" office:value-type="float" office:value="0.000000000155599533177592" calcext:value-type="float">
            <text:p>1,55599533177592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73481" calcext:value-type="float">
            <text:p>2773481</text:p>
          </table:table-cell>
          <table:table-cell office:value-type="float" office:value="2426796" calcext:value-type="float">
            <text:p>2426796</text:p>
          </table:table-cell>
          <table:table-cell office:value-type="float" office:value="16.736" calcext:value-type="float">
            <text:p>16,736</text:p>
          </table:table-cell>
          <table:table-cell/>
          <table:table-cell table:formula="of:=[.C119]/[.C118]" office:value-type="float" office:value="4.2912286040539" calcext:value-type="float">
            <text:p>4,2912286040539</text:p>
          </table:table-cell>
          <table:table-cell table:formula="of:=[.E118]/[.C118]" office:value-type="float" office:value="0.00000603429408746626" calcext:value-type="float">
            <text:p>6,03429408746626E-06</text:p>
          </table:table-cell>
          <table:table-cell table:number-columns-repeated="4"/>
          <table:table-cell table:formula="of:=[.H118]/[.$G$107]" office:value-type="float" office:value="0.000000000130952562662028" calcext:value-type="float">
            <text:p>1,30952562662028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901641" calcext:value-type="float">
            <text:p>11901641</text:p>
          </table:table-cell>
          <table:table-cell office:value-type="float" office:value="10413936" calcext:value-type="float">
            <text:p>10413936</text:p>
          </table:table-cell>
          <table:table-cell office:value-type="float" office:value="61.167" calcext:value-type="float">
            <text:p>61,167</text:p>
          </table:table-cell>
          <table:table-cell/>
          <table:table-cell table:formula="of:=[.C120]/[.C119]" office:value-type="float" office:value="0" calcext:value-type="float">
            <text:p>0</text:p>
          </table:table-cell>
          <table:table-cell table:formula="of:=[.E119]/[.C119]" office:value-type="float" office:value="0.00000513937531807589" calcext:value-type="float">
            <text:p>5,13937531807589E-06</text:p>
          </table:table-cell>
          <table:table-cell table:number-columns-repeated="4"/>
          <table:table-cell table:formula="of:=[.H119]/[.$G$107]" office:value-type="float" office:value="0.000000000111531582423522" calcext:value-type="float">
            <text:p>1,11531582423522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table:formula="of:=LOG([.C110])" office:value-type="float" office:value="0.954242509439325" calcext:value-type="float">
            <text:p>0,954242509439325</text:p>
          </table:table-cell>
          <table:table-cell/>
          <table:table-cell table:formula="of:=LOG([.E110])" office:value-type="float" office:value="-0.323306390375133" calcext:value-type="float">
            <text:p>-0,32330639037513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LOG([.C111])" office:value-type="float" office:value="1.86332286012046" calcext:value-type="float">
            <text:p>1,86332286012046</text:p>
          </table:table-cell>
          <table:table-cell/>
          <table:table-cell table:formula="of:=LOG([.E111])" office:value-type="float" office:value="-0.277366077466188" calcext:value-type="float">
            <text:p>-0,27736607746618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LOG([.C112])" office:value-type="float" office:value="2.71683772329952" calcext:value-type="float">
            <text:p>2,71683772329952</text:p>
          </table:table-cell>
          <table:table-cell/>
          <table:table-cell table:formula="of:=LOG([.E112])" office:value-type="float" office:value="-0.219682687859849" calcext:value-type="float">
            <text:p>-0,21968268785984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LOG([.C113])" office:value-type="float" office:value="3.42569721336259" calcext:value-type="float">
            <text:p>3,42569721336259</text:p>
          </table:table-cell>
          <table:table-cell/>
          <table:table-cell table:formula="of:=LOG([.E113])" office:value-type="float" office:value="-0.121478204498793" calcext:value-type="float">
            <text:p>-0,121478204498793</text:p>
          </table:table-cell>
          <table:table-cell table:number-columns-repeated="9"/>
          <table:table-cell office:value-type="float" office:value="0.05" calcext:value-type="float">
            <text:p>0,05</text:p>
          </table:table-cell>
          <table:table-cell office:value-type="float" office:value="0.077" calcext:value-type="float">
            <text:p>0,077</text:p>
          </table:table-cell>
          <table:table-cell office:value-type="float" office:value="0.139" calcext:value-type="float">
            <text:p>0,139</text:p>
          </table:table-cell>
          <table:table-cell office:value-type="float" office:value="0.475" calcext:value-type="float">
            <text:p>0,475</text:p>
          </table:table-cell>
        </table:table-row>
        <table:table-row table:style-name="ro1">
          <table:table-cell table:number-columns-repeated="2"/>
          <table:table-cell table:formula="of:=LOG([.C114])" office:value-type="float" office:value="4.03698799780691" calcext:value-type="float">
            <text:p>4,03698799780691</text:p>
          </table:table-cell>
          <table:table-cell/>
          <table:table-cell table:formula="of:=LOG([.E114])" office:value-type="float" office:value="-0.0762380391712997" calcext:value-type="float">
            <text:p>-0,0762380391713</text:p>
          </table:table-cell>
          <table:table-cell table:number-columns-repeated="9"/>
          <table:table-cell office:value-type="float" office:value="0.066" calcext:value-type="float">
            <text:p>0,066</text:p>
          </table:table-cell>
          <table:table-cell office:value-type="float" office:value="0.08" calcext:value-type="float">
            <text:p>0,08</text:p>
          </table:table-cell>
          <table:table-cell office:value-type="float" office:value="0.153" calcext:value-type="float">
            <text:p>0,153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table:number-columns-repeated="2"/>
          <table:table-cell table:formula="of:=LOG([.C115])" office:value-type="float" office:value="4.63685884402716" calcext:value-type="float">
            <text:p>4,63685884402716</text:p>
          </table:table-cell>
          <table:table-cell/>
          <table:table-cell table:formula="of:=LOG([.E115])" office:value-type="float" office:value="0.0629578340845102" calcext:value-type="float">
            <text:p>0,06295783408451</text:p>
          </table:table-cell>
          <table:table-cell table:number-columns-repeated="9"/>
          <table:table-cell office:value-type="float" office:value="0.085" calcext:value-type="float">
            <text:p>0,085</text:p>
          </table:table-cell>
          <table:table-cell office:value-type="float" office:value="0.086" calcext:value-type="float">
            <text:p>0,086</text:p>
          </table:table-cell>
          <table:table-cell office:value-type="float" office:value="0.167" calcext:value-type="float">
            <text:p>0,167</text:p>
          </table:table-cell>
          <table:table-cell office:value-type="float" office:value="0.603" calcext:value-type="float">
            <text:p>0,603</text:p>
          </table:table-cell>
        </table:table-row>
        <table:table-row table:style-name="ro1">
          <table:table-cell table:number-columns-repeated="2"/>
          <table:table-cell table:formula="of:=LOG([.C116])" office:value-type="float" office:value="5.23828954104272" calcext:value-type="float">
            <text:p>5,23828954104272</text:p>
          </table:table-cell>
          <table:table-cell/>
          <table:table-cell table:formula="of:=LOG([.E116])" office:value-type="float" office:value="0.296445794206396" calcext:value-type="float">
            <text:p>0,296445794206396</text:p>
          </table:table-cell>
          <table:table-cell table:number-columns-repeated="9"/>
          <table:table-cell office:value-type="float" office:value="0.125" calcext:value-type="float">
            <text:p>0,125</text:p>
          </table:table-cell>
          <table:table-cell office:value-type="float" office:value="0.1" calcext:value-type="float">
            <text:p>0,1</text:p>
          </table:table-cell>
          <table:table-cell office:value-type="float" office:value="0.201" calcext:value-type="float">
            <text:p>0,201</text:p>
          </table:table-cell>
          <table:table-cell office:value-type="float" office:value="0.756" calcext:value-type="float">
            <text:p>0,756</text:p>
          </table:table-cell>
        </table:table-row>
        <table:table-row table:style-name="ro1">
          <table:table-cell table:number-columns-repeated="2"/>
          <table:table-cell table:formula="of:=LOG([.C117])" office:value-type="float" office:value="5.84057339987434" calcext:value-type="float">
            <text:p>5,84057339987434</text:p>
          </table:table-cell>
          <table:table-cell/>
          <table:table-cell table:formula="of:=LOG([.E117])" office:value-type="float" office:value="0.696094159995223" calcext:value-type="float">
            <text:p>0,696094159995223</text:p>
          </table:table-cell>
          <table:table-cell table:number-columns-repeated="9"/>
          <table:table-cell office:value-type="float" office:value="0.154" calcext:value-type="float">
            <text:p>0,154</text:p>
          </table:table-cell>
          <table:table-cell office:value-type="float" office:value="0.145" calcext:value-type="float">
            <text:p>0,145</text:p>
          </table:table-cell>
          <table:table-cell office:value-type="float" office:value="0.26" calcext:value-type="float">
            <text:p>0,26</text:p>
          </table:table-cell>
          <table:table-cell office:value-type="float" office:value="0.839" calcext:value-type="float">
            <text:p>0,839</text:p>
          </table:table-cell>
        </table:table-row>
        <table:table-row table:style-name="ro1">
          <table:table-cell table:number-columns-repeated="2"/>
          <table:table-cell table:formula="of:=LOG([.C118])" office:value-type="float" office:value="6.44302519504867" calcext:value-type="float">
            <text:p>6,44302519504867</text:p>
          </table:table-cell>
          <table:table-cell/>
          <table:table-cell table:formula="of:=LOG([.E118])" office:value-type="float" office:value="1.22365166718718" calcext:value-type="float">
            <text:p>1,22365166718718</text:p>
          </table:table-cell>
          <table:table-cell table:number-columns-repeated="9"/>
          <table:table-cell office:value-type="float" office:value="0.312" calcext:value-type="float">
            <text:p>0,312</text:p>
          </table:table-cell>
          <table:table-cell office:value-type="float" office:value="0.305" calcext:value-type="float">
            <text:p>0,305</text:p>
          </table:table-cell>
          <table:table-cell office:value-type="float" office:value="0.457" calcext:value-type="float">
            <text:p>0,457</text:p>
          </table:table-cell>
          <table:table-cell office:value-type="float" office:value="1.156" calcext:value-type="float">
            <text:p>1,156</text:p>
          </table:table-cell>
        </table:table-row>
        <table:table-row table:style-name="ro1">
          <table:table-cell table:number-columns-repeated="2"/>
          <table:table-cell table:formula="of:=LOG([.C119])" office:value-type="float" office:value="7.0756068461077" calcext:value-type="float">
            <text:p>7,0756068461077</text:p>
          </table:table-cell>
          <table:table-cell/>
          <table:table-cell table:formula="of:=LOG([.E119])" office:value-type="float" office:value="1.78651718058942" calcext:value-type="float">
            <text:p>1,78651718058942</text:p>
          </table:table-cell>
          <table:table-cell table:number-columns-repeated="9"/>
          <table:table-cell office:value-type="float" office:value="0.843" calcext:value-type="float">
            <text:p>0,843</text:p>
          </table:table-cell>
          <table:table-cell office:value-type="float" office:value="0.914" calcext:value-type="float">
            <text:p>0,914</text:p>
          </table:table-cell>
          <table:table-cell office:value-type="float" office:value="1.118" calcext:value-type="float">
            <text:p>1,118</text:p>
          </table:table-cell>
          <table:table-cell office:value-type="float" office:value="1.979" calcext:value-type="float">
            <text:p>1,979</text:p>
          </table:table-cell>
        </table:table-row>
        <table:table-row table:style-name="ro1">
          <table:table-cell table:number-columns-repeated="14"/>
          <table:table-cell office:value-type="float" office:value="3.205" calcext:value-type="float">
            <text:p>3,205</text:p>
          </table:table-cell>
          <table:table-cell office:value-type="float" office:value="3.41" calcext:value-type="float">
            <text:p>3,41</text:p>
          </table:table-cell>
          <table:table-cell office:value-type="float" office:value="3.844" calcext:value-type="float">
            <text:p>3,844</text:p>
          </table:table-cell>
          <table:table-cell office:value-type="float" office:value="4.967" calcext:value-type="float">
            <text:p>4,967</text:p>
          </table:table-cell>
        </table:table-row>
        <table:table-row table:style-name="ro1">
          <table:table-cell table:number-columns-repeated="14"/>
          <table:table-cell office:value-type="float" office:value="12.529" calcext:value-type="float">
            <text:p>12,529</text:p>
          </table:table-cell>
          <table:table-cell office:value-type="float" office:value="13.201" calcext:value-type="float">
            <text:p>13,201</text:p>
          </table:table-cell>
          <table:table-cell office:value-type="float" office:value="14.222" calcext:value-type="float">
            <text:p>14,222</text:p>
          </table:table-cell>
          <table:table-cell office:value-type="float" office:value="16.736" calcext:value-type="float">
            <text:p>16,736</text:p>
          </table:table-cell>
        </table:table-row>
        <table:table-row table:style-name="ro1">
          <table:table-cell table:number-columns-repeated="14"/>
          <table:table-cell office:value-type="float" office:value="49.437" calcext:value-type="float">
            <text:p>49,437</text:p>
          </table:table-cell>
          <table:table-cell office:value-type="float" office:value="51.771" calcext:value-type="float">
            <text:p>51,771</text:p>
          </table:table-cell>
          <table:table-cell office:value-type="float" office:value="55.094" calcext:value-type="float">
            <text:p>55,094</text:p>
          </table:table-cell>
          <table:table-cell office:value-type="float" office:value="61.167" calcext:value-type="float">
            <text:p>61,16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[.C110]/[.E110]" office:value-type="float" office:value="18.9473684210526" calcext:value-type="float">
            <text:p>18,9473684210526</text:p>
          </table:table-cell>
          <table:table-cell table:formula="of:=LOG([.C143])" office:value-type="float" office:value="1.27754889981446" calcext:value-type="float">
            <text:p>1,2775488998144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111]/[.E111]" office:value-type="float" office:value="138.257575757576" calcext:value-type="float">
            <text:p>138,257575757576</text:p>
          </table:table-cell>
          <table:table-cell table:formula="of:=LOG([.C144])" office:value-type="float" office:value="2.14068893758664" calcext:value-type="float">
            <text:p>2,140688937586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112]/[.E112]" office:value-type="float" office:value="864.013266998342" calcext:value-type="float">
            <text:p>864,013266998342</text:p>
          </table:table-cell>
          <table:table-cell table:formula="of:=LOG([.C145])" office:value-type="float" office:value="2.93652041115937" calcext:value-type="float">
            <text:p>2,936520411159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113]/[.E113]" office:value-type="float" office:value="3525.13227513227" calcext:value-type="float">
            <text:p>3525,13227513227</text:p>
          </table:table-cell>
          <table:table-cell table:formula="of:=LOG([.C146])" office:value-type="float" office:value="3.54717541786138" calcext:value-type="float">
            <text:p>3,54717541786138</text:p>
          </table:table-cell>
          <table:table-cell table:number-columns-repeated="10"/>
          <table:table-cell table:formula="of:=LOG([.O132])" office:value-type="float" office:value="-1.30102999566398" calcext:value-type="float">
            <text:p>-1,30102999566398</text:p>
          </table:table-cell>
          <table:table-cell table:formula="of:=LOG([.P132])" office:value-type="float" office:value="-1.11350927482752" calcext:value-type="float">
            <text:p>-1,11350927482752</text:p>
          </table:table-cell>
          <table:table-cell table:formula="of:=LOG([.Q132])" office:value-type="float" office:value="-0.856985199745905" calcext:value-type="float">
            <text:p>-0,856985199745905</text:p>
          </table:table-cell>
          <table:table-cell table:formula="of:=LOG([.R132])" office:value-type="float" office:value="-0.323306390375133" calcext:value-type="float">
            <text:p>-0,323306390375133</text:p>
          </table:table-cell>
        </table:table-row>
        <table:table-row table:style-name="ro1">
          <table:table-cell table:number-columns-repeated="2"/>
          <table:table-cell table:formula="of:=[.C114]/[.E114]" office:value-type="float" office:value="12978.5458879619" calcext:value-type="float">
            <text:p>12978,5458879619</text:p>
          </table:table-cell>
          <table:table-cell table:formula="of:=LOG([.C147])" office:value-type="float" office:value="4.11322603697821" calcext:value-type="float">
            <text:p>4,11322603697821</text:p>
          </table:table-cell>
          <table:table-cell table:number-columns-repeated="10"/>
          <table:table-cell table:formula="of:=LOG([.O133])" office:value-type="float" office:value="-1.18045606445813" calcext:value-type="float">
            <text:p>-1,18045606445813</text:p>
          </table:table-cell>
          <table:table-cell table:formula="of:=LOG([.P133])" office:value-type="float" office:value="-1.09691001300806" calcext:value-type="float">
            <text:p>-1,09691001300806</text:p>
          </table:table-cell>
          <table:table-cell table:formula="of:=LOG([.Q133])" office:value-type="float" office:value="-0.815308569182401" calcext:value-type="float">
            <text:p>-0,815308569182401</text:p>
          </table:table-cell>
          <table:table-cell table:formula="of:=LOG([.R133])" office:value-type="float" office:value="-0.277366077466188" calcext:value-type="float">
            <text:p>-0,277366077466188</text:p>
          </table:table-cell>
        </table:table-row>
        <table:table-row table:style-name="ro1">
          <table:table-cell table:number-columns-repeated="2"/>
          <table:table-cell table:formula="of:=[.C115]/[.E115]" office:value-type="float" office:value="37488.7543252595" calcext:value-type="float">
            <text:p>37488,7543252595</text:p>
          </table:table-cell>
          <table:table-cell table:formula="of:=LOG([.C148])" office:value-type="float" office:value="4.57390100994265" calcext:value-type="float">
            <text:p>4,57390100994265</text:p>
          </table:table-cell>
          <table:table-cell table:number-columns-repeated="10"/>
          <table:table-cell table:formula="of:=LOG([.O134])" office:value-type="float" office:value="-1.07058107428571" calcext:value-type="float">
            <text:p>-1,07058107428571</text:p>
          </table:table-cell>
          <table:table-cell table:formula="of:=LOG([.P134])" office:value-type="float" office:value="-1.06550154875643" calcext:value-type="float">
            <text:p>-1,06550154875643</text:p>
          </table:table-cell>
          <table:table-cell table:formula="of:=LOG([.Q134])" office:value-type="float" office:value="-0.777283528852417" calcext:value-type="float">
            <text:p>-0,777283528852417</text:p>
          </table:table-cell>
          <table:table-cell table:formula="of:=LOG([.R134])" office:value-type="float" office:value="-0.219682687859849" calcext:value-type="float">
            <text:p>-0,219682687859849</text:p>
          </table:table-cell>
        </table:table-row>
        <table:table-row table:style-name="ro1">
          <table:table-cell table:number-columns-repeated="2"/>
          <table:table-cell table:formula="of:=[.C116]/[.E116]" office:value-type="float" office:value="87466.902475998" calcext:value-type="float">
            <text:p>87466,902475998</text:p>
          </table:table-cell>
          <table:table-cell table:formula="of:=LOG([.C149])" office:value-type="float" office:value="4.94184374683632" calcext:value-type="float">
            <text:p>4,94184374683632</text:p>
          </table:table-cell>
          <table:table-cell table:number-columns-repeated="10"/>
          <table:table-cell table:formula="of:=LOG([.O135])" office:value-type="float" office:value="-0.903089986991943" calcext:value-type="float">
            <text:p>-0,903089986991943</text:p>
          </table:table-cell>
          <table:table-cell table:formula="of:=LOG([.P135])" office:value-type="float" office:value="-1" calcext:value-type="float">
            <text:p>-1</text:p>
          </table:table-cell>
          <table:table-cell table:formula="of:=LOG([.Q135])" office:value-type="float" office:value="-0.696803942579511" calcext:value-type="float">
            <text:p>-0,696803942579511</text:p>
          </table:table-cell>
          <table:table-cell table:formula="of:=LOG([.R135])" office:value-type="float" office:value="-0.121478204498793" calcext:value-type="float">
            <text:p>-0,121478204498793</text:p>
          </table:table-cell>
        </table:table-row>
        <table:table-row table:style-name="ro1">
          <table:table-cell table:number-columns-repeated="2"/>
          <table:table-cell table:formula="of:=[.C117]/[.E117]" office:value-type="float" office:value="139469.498691363" calcext:value-type="float">
            <text:p>139469,498691363</text:p>
          </table:table-cell>
          <table:table-cell table:formula="of:=LOG([.C150])" office:value-type="float" office:value="5.14447923987912" calcext:value-type="float">
            <text:p>5,14447923987912</text:p>
          </table:table-cell>
          <table:table-cell table:number-columns-repeated="10"/>
          <table:table-cell table:formula="of:=LOG([.O136])" office:value-type="float" office:value="-0.812479279163537" calcext:value-type="float">
            <text:p>-0,812479279163537</text:p>
          </table:table-cell>
          <table:table-cell table:formula="of:=LOG([.P136])" office:value-type="float" office:value="-0.838631997765025" calcext:value-type="float">
            <text:p>-0,838631997765025</text:p>
          </table:table-cell>
          <table:table-cell table:formula="of:=LOG([.Q136])" office:value-type="float" office:value="-0.585026652029182" calcext:value-type="float">
            <text:p>-0,585026652029182</text:p>
          </table:table-cell>
          <table:table-cell table:formula="of:=LOG([.R136])" office:value-type="float" office:value="-0.0762380391712997" calcext:value-type="float">
            <text:p>-0,0762380391713</text:p>
          </table:table-cell>
        </table:table-row>
        <table:table-row table:style-name="ro1">
          <table:table-cell table:number-columns-repeated="2"/>
          <table:table-cell table:formula="of:=[.C118]/[.E118]" office:value-type="float" office:value="165719.467017208" calcext:value-type="float">
            <text:p>165719,467017208</text:p>
          </table:table-cell>
          <table:table-cell table:formula="of:=LOG([.C151])" office:value-type="float" office:value="5.21937352786149" calcext:value-type="float">
            <text:p>5,21937352786149</text:p>
          </table:table-cell>
          <table:table-cell table:number-columns-repeated="10"/>
          <table:table-cell table:formula="of:=LOG([.O137])" office:value-type="float" office:value="-0.505845405981557" calcext:value-type="float">
            <text:p>-0,505845405981557</text:p>
          </table:table-cell>
          <table:table-cell table:formula="of:=LOG([.P137])" office:value-type="float" office:value="-0.515700160653214" calcext:value-type="float">
            <text:p>-0,515700160653214</text:p>
          </table:table-cell>
          <table:table-cell table:formula="of:=LOG([.Q137])" office:value-type="float" office:value="-0.34008379993015" calcext:value-type="float">
            <text:p>-0,34008379993015</text:p>
          </table:table-cell>
          <table:table-cell table:formula="of:=LOG([.R137])" office:value-type="float" office:value="0.0629578340845102" calcext:value-type="float">
            <text:p>0,06295783408451</text:p>
          </table:table-cell>
        </table:table-row>
        <table:table-row table:style-name="ro1">
          <table:table-cell table:number-columns-repeated="2"/>
          <table:table-cell table:formula="of:=[.C119]/[.E119]" office:value-type="float" office:value="194576.176696585" calcext:value-type="float">
            <text:p>194576,176696585</text:p>
          </table:table-cell>
          <table:table-cell table:formula="of:=LOG([.C152])" office:value-type="float" office:value="5.28908966551828" calcext:value-type="float">
            <text:p>5,28908966551828</text:p>
          </table:table-cell>
          <table:table-cell table:number-columns-repeated="10"/>
          <table:table-cell table:formula="of:=LOG([.O138])" office:value-type="float" office:value="-0.0741724253752577" calcext:value-type="float">
            <text:p>-0,074172425375258</text:p>
          </table:table-cell>
          <table:table-cell table:formula="of:=LOG([.P138])" office:value-type="float" office:value="-0.0390538042661686" calcext:value-type="float">
            <text:p>-0,039053804266169</text:p>
          </table:table-cell>
          <table:table-cell table:formula="of:=LOG([.Q138])" office:value-type="float" office:value="0.0484418035504045" calcext:value-type="float">
            <text:p>0,048441803550405</text:p>
          </table:table-cell>
          <table:table-cell table:formula="of:=LOG([.R138])" office:value-type="float" office:value="0.296445794206396" calcext:value-type="float">
            <text:p>0,296445794206396</text:p>
          </table:table-cell>
        </table:table-row>
        <table:table-row table:style-name="ro1">
          <table:table-cell table:number-columns-repeated="14"/>
          <table:table-cell table:formula="of:=LOG([.O139])" office:value-type="float" office:value="0.505828033854836" calcext:value-type="float">
            <text:p>0,505828033854836</text:p>
          </table:table-cell>
          <table:table-cell table:formula="of:=LOG([.P139])" office:value-type="float" office:value="0.532754378992498" calcext:value-type="float">
            <text:p>0,532754378992498</text:p>
          </table:table-cell>
          <table:table-cell table:formula="of:=LOG([.Q139])" office:value-type="float" office:value="0.584783378996508" calcext:value-type="float">
            <text:p>0,584783378996508</text:p>
          </table:table-cell>
          <table:table-cell table:formula="of:=LOG([.R139])" office:value-type="float" office:value="0.696094159995223" calcext:value-type="float">
            <text:p>0,696094159995223</text:p>
          </table:table-cell>
        </table:table-row>
        <table:table-row table:style-name="ro1">
          <table:table-cell table:number-columns-repeated="14"/>
          <table:table-cell table:formula="of:=LOG([.O140])" office:value-type="float" office:value="1.09791640923733" calcext:value-type="float">
            <text:p>1,09791640923733</text:p>
          </table:table-cell>
          <table:table-cell table:formula="of:=LOG([.P140])" office:value-type="float" office:value="1.12060683105677" calcext:value-type="float">
            <text:p>1,12060683105677</text:p>
          </table:table-cell>
          <table:table-cell table:formula="of:=LOG([.Q140])" office:value-type="float" office:value="1.15296067430425" calcext:value-type="float">
            <text:p>1,15296067430425</text:p>
          </table:table-cell>
          <table:table-cell table:formula="of:=LOG([.R140])" office:value-type="float" office:value="1.22365166718718" calcext:value-type="float">
            <text:p>1,22365166718718</text:p>
          </table:table-cell>
        </table:table-row>
        <table:table-row table:style-name="ro1">
          <table:table-cell table:number-columns-repeated="14"/>
          <table:table-cell table:formula="of:=LOG([.O141])" office:value-type="float" office:value="1.69405210846068" calcext:value-type="float">
            <text:p>1,69405210846068</text:p>
          </table:table-cell>
          <table:table-cell table:formula="of:=LOG([.P141])" office:value-type="float" office:value="1.71408655382264" calcext:value-type="float">
            <text:p>1,71408655382264</text:p>
          </table:table-cell>
          <table:table-cell table:formula="of:=LOG([.Q141])" office:value-type="float" office:value="1.74110430468161" calcext:value-type="float">
            <text:p>1,74110430468161</text:p>
          </table:table-cell>
          <table:table-cell table:formula="of:=LOG([.R141])" office:value-type="float" office:value="1.78651718058942" calcext:value-type="float">
            <text:p>1,78651718058942</text:p>
          </table:table-cell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14"/>
          <table:table-cell office:value-type="float" office:value="0.005" calcext:value-type="float">
            <text:p>0,005</text:p>
          </table:table-cell>
          <table:table-cell office:value-type="float" office:value="0.00855555555555556" calcext:value-type="float">
            <text:p>0,008555555555556</text:p>
          </table:table-cell>
          <table:table-cell office:value-type="float" office:value="0.0154444444444444" calcext:value-type="float">
            <text:p>0,015444444444444</text:p>
          </table:table-cell>
          <table:table-cell office:value-type="float" office:value="0.0527777777777778" calcext:value-type="float">
            <text:p>0,052777777777778</text:p>
          </table:table-cell>
        </table:table-row>
        <table:table-row table:style-name="ro1">
          <table:table-cell table:number-columns-repeated="14"/>
          <table:table-cell office:value-type="float" office:value="0.000904109589041096" calcext:value-type="float">
            <text:p>0,000904109589041</text:p>
          </table:table-cell>
          <table:table-cell office:value-type="float" office:value="0.0010958904109589" calcext:value-type="float">
            <text:p>0,001095890410959</text:p>
          </table:table-cell>
          <table:table-cell office:value-type="float" office:value="0.0020958904109589" calcext:value-type="float">
            <text:p>0,002095890410959</text:p>
          </table:table-cell>
          <table:table-cell office:value-type="float" office:value="0.00723287671232877" calcext:value-type="float">
            <text:p>0,007232876712329</text:p>
          </table:table-cell>
        </table:table-row>
        <table:table-row table:style-name="ro1">
          <table:table-cell table:number-columns-repeated="14"/>
          <table:table-cell office:value-type="float" office:value="0.000163147792706334" calcext:value-type="float">
            <text:p>0,000163147792706</text:p>
          </table:table-cell>
          <table:table-cell office:value-type="float" office:value="0.000165067178502879" calcext:value-type="float">
            <text:p>0,000165067178503</text:p>
          </table:table-cell>
          <table:table-cell office:value-type="float" office:value="0.000320537428023033" calcext:value-type="float">
            <text:p>0,000320537428023</text:p>
          </table:table-cell>
          <table:table-cell office:value-type="float" office:value="0.0011573896353167" calcext:value-type="float">
            <text:p>0,001157389635317</text:p>
          </table:table-cell>
        </table:table-row>
        <table:table-row table:style-name="ro1">
          <table:table-cell table:number-columns-repeated="14"/>
          <table:table-cell office:value-type="float" office:value="0.0000469043151969981" calcext:value-type="float">
            <text:p>4,69043151969981E-05</text:p>
          </table:table-cell>
          <table:table-cell office:value-type="float" office:value="0.0000370782350760104" calcext:value-type="float">
            <text:p>3,70782350760104E-05</text:p>
          </table:table-cell>
          <table:table-cell office:value-type="float" office:value="0.0000745272525027809" calcext:value-type="float">
            <text:p>7,45272525027809E-05</text:p>
          </table:table-cell>
          <table:table-cell office:value-type="float" office:value="0.000283677298311445" calcext:value-type="float">
            <text:p>0,000283677298311</text:p>
          </table:table-cell>
        </table:table-row>
        <table:table-row table:style-name="ro1">
          <table:table-cell table:number-columns-repeated="14"/>
          <table:table-cell office:value-type="float" office:value="0.0000141427128294609" calcext:value-type="float">
            <text:p>1,41427128294609E-05</text:p>
          </table:table-cell>
          <table:table-cell office:value-type="float" office:value="0.0000128992082554933" calcext:value-type="float">
            <text:p>1,28992082554933E-05</text:p>
          </table:table-cell>
          <table:table-cell office:value-type="float" office:value="0.0000231296148029535" calcext:value-type="float">
            <text:p>2,31296148029535E-05</text:p>
          </table:table-cell>
          <table:table-cell office:value-type="float" office:value="0.0000770502341812839" calcext:value-type="float">
            <text:p>7,70502341812839E-05</text:p>
          </table:table-cell>
        </table:table-row>
        <table:table-row table:style-name="ro1">
          <table:table-cell table:number-columns-repeated="14"/>
          <table:table-cell office:value-type="float" office:value="0.0000071993908207767" calcext:value-type="float">
            <text:p>7,1993908207767E-06</text:p>
          </table:table-cell>
          <table:table-cell office:value-type="float" office:value="0.00000661763110503591" calcext:value-type="float">
            <text:p>6,61763110503591E-06</text:p>
          </table:table-cell>
          <table:table-cell office:value-type="float" office:value="0.00000991559808197184" calcext:value-type="float">
            <text:p>9,91559808197184E-06</text:p>
          </table:table-cell>
          <table:table-cell office:value-type="float" office:value="0.0000266746659898009" calcext:value-type="float">
            <text:p>2,66746659898009E-05</text:p>
          </table:table-cell>
        </table:table-row>
        <table:table-row table:style-name="ro1">
          <table:table-cell table:number-columns-repeated="14"/>
          <table:table-cell office:value-type="float" office:value="0.00000487010173486542" calcext:value-type="float">
            <text:p>4,87010173486542E-06</text:p>
          </table:table-cell>
          <table:table-cell office:value-type="float" office:value="0.00000492433017795473" calcext:value-type="float">
            <text:p>4,92433017795473E-06</text:p>
          </table:table-cell>
          <table:table-cell office:value-type="float" office:value="0.00000602341481285929" calcext:value-type="float">
            <text:p>6,02341481285929E-06</text:p>
          </table:table-cell>
          <table:table-cell office:value-type="float" office:value="0.0000114328960062855" calcext:value-type="float">
            <text:p>1,14328960062855E-05</text:p>
          </table:table-cell>
        </table:table-row>
        <table:table-row table:style-name="ro1">
          <table:table-cell table:number-columns-repeated="14"/>
          <table:table-cell office:value-type="float" office:value="0.00000462652202469884" calcext:value-type="float">
            <text:p>4,62652202469884E-06</text:p>
          </table:table-cell>
          <table:table-cell office:value-type="float" office:value="0.00000456028062442412" calcext:value-type="float">
            <text:p>4,56028062442412E-06</text:p>
          </table:table-cell>
          <table:table-cell office:value-type="float" office:value="0.00000514067997662355" calcext:value-type="float">
            <text:p>5,14067997662355E-06</text:p>
          </table:table-cell>
          <table:table-cell office:value-type="float" office:value="0.00000717002648882345" calcext:value-type="float">
            <text:p>7,17002648882345E-06</text:p>
          </table:table-cell>
        </table:table-row>
        <table:table-row table:style-name="ro1">
          <table:table-cell table:number-columns-repeated="14"/>
          <table:table-cell office:value-type="float" office:value="0.00000451742773792213" calcext:value-type="float">
            <text:p>4,51742773792213E-06</text:p>
          </table:table-cell>
          <table:table-cell office:value-type="float" office:value="0.00000443995997612021" calcext:value-type="float">
            <text:p>4,43995997612021E-06</text:p>
          </table:table-cell>
          <table:table-cell office:value-type="float" office:value="0.00000478335813804875" calcext:value-type="float">
            <text:p>4,78335813804875E-06</text:p>
          </table:table-cell>
          <table:table-cell office:value-type="float" office:value="0.00000603429408746626" calcext:value-type="float">
            <text:p>6,03429408746626E-06</text:p>
          </table:table-cell>
        </table:table-row>
        <table:table-row table:style-name="ro1">
          <table:table-cell table:number-columns-repeated="14"/>
          <table:table-cell office:value-type="float" office:value="0.00000445365177914997" calcext:value-type="float">
            <text:p>4,45365177914997E-06</text:p>
          </table:table-cell>
          <table:table-cell office:value-type="float" office:value="0.00000435220082854148" calcext:value-type="float">
            <text:p>4,35220082854148E-06</text:p>
          </table:table-cell>
          <table:table-cell office:value-type="float" office:value="0.00000463155342658369" calcext:value-type="float">
            <text:p>4,63155342658369E-06</text:p>
          </table:table-cell>
          <table:table-cell office:value-type="float" office:value="0.00000513937531807589" calcext:value-type="float">
            <text:p>5,13937531807589E-06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4"/>
          <table:table-cell table:formula="of:=LOG([.O166])" office:value-type="float" office:value="-2.30102999566398" calcext:value-type="float">
            <text:p>-2,30102999566398</text:p>
          </table:table-cell>
          <table:table-cell table:formula="of:=LOG([.P166])" office:value-type="float" office:value="-2.06775178426684" calcext:value-type="float">
            <text:p>-2,06775178426684</text:p>
          </table:table-cell>
          <table:table-cell table:formula="of:=LOG([.Q166])" office:value-type="float" office:value="-1.81122770918523" calcext:value-type="float">
            <text:p>-1,81122770918523</text:p>
          </table:table-cell>
          <table:table-cell table:formula="of:=LOG([.R166])" office:value-type="float" office:value="-1.27754889981446" calcext:value-type="float">
            <text:p>-1,27754889981446</text:p>
          </table:table-cell>
        </table:table-row>
        <table:table-row table:style-name="ro1">
          <table:table-cell table:number-columns-repeated="14"/>
          <table:table-cell table:formula="of:=LOG([.O167])" office:value-type="float" office:value="-3.04377892457859" calcext:value-type="float">
            <text:p>-3,04377892457859</text:p>
          </table:table-cell>
          <table:table-cell table:formula="of:=LOG([.P167])" office:value-type="float" office:value="-2.96023287312851" calcext:value-type="float">
            <text:p>-2,96023287312851</text:p>
          </table:table-cell>
          <table:table-cell table:formula="of:=LOG([.Q167])" office:value-type="float" office:value="-2.67863142930286" calcext:value-type="float">
            <text:p>-2,67863142930286</text:p>
          </table:table-cell>
          <table:table-cell table:formula="of:=LOG([.R167])" office:value-type="float" office:value="-2.14068893758664" calcext:value-type="float">
            <text:p>-2,14068893758664</text:p>
          </table:table-cell>
        </table:table-row>
        <table:table-row table:style-name="ro1">
          <table:table-cell table:number-columns-repeated="14"/>
          <table:table-cell table:formula="of:=LOG([.O168])" office:value-type="float" office:value="-3.78741879758523" calcext:value-type="float">
            <text:p>-3,78741879758523</text:p>
          </table:table-cell>
          <table:table-cell table:formula="of:=LOG([.P168])" office:value-type="float" office:value="-3.78233927205596" calcext:value-type="float">
            <text:p>-3,78233927205596</text:p>
          </table:table-cell>
          <table:table-cell table:formula="of:=LOG([.Q168])" office:value-type="float" office:value="-3.49412125215194" calcext:value-type="float">
            <text:p>-3,49412125215194</text:p>
          </table:table-cell>
          <table:table-cell table:formula="of:=LOG([.R168])" office:value-type="float" office:value="-2.93652041115937" calcext:value-type="float">
            <text:p>-2,93652041115937</text:p>
          </table:table-cell>
        </table:table-row>
        <table:table-row table:style-name="ro1">
          <table:table-cell table:number-columns-repeated="14"/>
          <table:table-cell table:formula="of:=LOG([.O169])" office:value-type="float" office:value="-4.32878720035453" calcext:value-type="float">
            <text:p>-4,32878720035453</text:p>
          </table:table-cell>
          <table:table-cell table:formula="of:=LOG([.P169])" office:value-type="float" office:value="-4.43088094645289" calcext:value-type="float">
            <text:p>-4,43088094645289</text:p>
          </table:table-cell>
          <table:table-cell table:formula="of:=LOG([.Q169])" office:value-type="float" office:value="-4.1276848890324" calcext:value-type="float">
            <text:p>-4,1276848890324</text:p>
          </table:table-cell>
          <table:table-cell table:formula="of:=LOG([.R169])" office:value-type="float" office:value="-3.54717541786138" calcext:value-type="float">
            <text:p>-3,54717541786138</text:p>
          </table:table-cell>
        </table:table-row>
        <table:table-row table:style-name="ro1">
          <table:table-cell table:number-columns-repeated="14"/>
          <table:table-cell table:formula="of:=LOG([.O170])" office:value-type="float" office:value="-4.84946727697044" calcext:value-type="float">
            <text:p>-4,84946727697044</text:p>
          </table:table-cell>
          <table:table-cell table:formula="of:=LOG([.P170])" office:value-type="float" office:value="-4.88943694557849" calcext:value-type="float">
            <text:p>-4,88943694557849</text:p>
          </table:table-cell>
          <table:table-cell table:formula="of:=LOG([.Q170])" office:value-type="float" office:value="-4.63583159984264" calcext:value-type="float">
            <text:p>-4,63583159984264</text:p>
          </table:table-cell>
          <table:table-cell table:formula="of:=LOG([.R170])" office:value-type="float" office:value="-4.1132260369782" calcext:value-type="float">
            <text:p>-4,1132260369782</text:p>
          </table:table-cell>
        </table:table-row>
        <table:table-row table:style-name="ro1">
          <table:table-cell table:number-columns-repeated="14"/>
          <table:table-cell table:formula="of:=LOG([.O171])" office:value-type="float" office:value="-5.14270425000872" calcext:value-type="float">
            <text:p>-5,14270425000872</text:p>
          </table:table-cell>
          <table:table-cell table:formula="of:=LOG([.P171])" office:value-type="float" office:value="-5.17929744592693" calcext:value-type="float">
            <text:p>-5,17929744592693</text:p>
          </table:table-cell>
          <table:table-cell table:formula="of:=LOG([.Q171])" office:value-type="float" office:value="-5.00368108520387" calcext:value-type="float">
            <text:p>-5,00368108520387</text:p>
          </table:table-cell>
          <table:table-cell table:formula="of:=LOG([.R171])" office:value-type="float" office:value="-4.57390100994265" calcext:value-type="float">
            <text:p>-4,57390100994265</text:p>
          </table:table-cell>
        </table:table-row>
        <table:table-row table:style-name="ro1">
          <table:table-cell table:number-columns-repeated="14"/>
          <table:table-cell table:formula="of:=LOG([.O172])" office:value-type="float" office:value="-5.31246196641798" calcext:value-type="float">
            <text:p>-5,31246196641798</text:p>
          </table:table-cell>
          <table:table-cell table:formula="of:=LOG([.P172])" office:value-type="float" office:value="-5.30765283517688" calcext:value-type="float">
            <text:p>-5,30765283517688</text:p>
          </table:table-cell>
          <table:table-cell table:formula="of:=LOG([.Q172])" office:value-type="float" office:value="-5.22015722736031" calcext:value-type="float">
            <text:p>-5,22015722736031</text:p>
          </table:table-cell>
          <table:table-cell table:formula="of:=LOG([.R172])" office:value-type="float" office:value="-4.94184374683632" calcext:value-type="float">
            <text:p>-4,94184374683632</text:p>
          </table:table-cell>
        </table:table-row>
        <table:table-row table:style-name="ro1">
          <table:table-cell table:number-columns-repeated="14"/>
          <table:table-cell table:formula="of:=LOG([.O173])" office:value-type="float" office:value="-5.3347453660195" calcext:value-type="float">
            <text:p>-5,3347453660195</text:p>
          </table:table-cell>
          <table:table-cell table:formula="of:=LOG([.P173])" office:value-type="float" office:value="-5.34100843148272" calcext:value-type="float">
            <text:p>-5,34100843148272</text:p>
          </table:table-cell>
          <table:table-cell table:formula="of:=LOG([.Q173])" office:value-type="float" office:value="-5.28897943147871" calcext:value-type="float">
            <text:p>-5,28897943147871</text:p>
          </table:table-cell>
          <table:table-cell table:formula="of:=LOG([.R173])" office:value-type="float" office:value="-5.14447923987912" calcext:value-type="float">
            <text:p>-5,14447923987912</text:p>
          </table:table-cell>
        </table:table-row>
        <table:table-row table:style-name="ro1">
          <table:table-cell table:number-columns-repeated="14"/>
          <table:table-cell table:formula="of:=LOG([.O174])" office:value-type="float" office:value="-5.34510878581134" calcext:value-type="float">
            <text:p>-5,34510878581134</text:p>
          </table:table-cell>
          <table:table-cell table:formula="of:=LOG([.P174])" office:value-type="float" office:value="-5.3526209448017" calcext:value-type="float">
            <text:p>-5,3526209448017</text:p>
          </table:table-cell>
          <table:table-cell table:formula="of:=LOG([.Q174])" office:value-type="float" office:value="-5.32026710155423" calcext:value-type="float">
            <text:p>-5,32026710155423</text:p>
          </table:table-cell>
          <table:table-cell table:formula="of:=LOG([.R174])" office:value-type="float" office:value="-5.21937352786149" calcext:value-type="float">
            <text:p>-5,21937352786149</text:p>
          </table:table-cell>
        </table:table-row>
        <table:table-row table:style-name="ro1">
          <table:table-cell table:number-columns-repeated="14"/>
          <table:table-cell table:formula="of:=LOG([.O175])" office:value-type="float" office:value="-5.35128374246715" calcext:value-type="float">
            <text:p>-5,35128374246715</text:p>
          </table:table-cell>
          <table:table-cell table:formula="of:=LOG([.P175])" office:value-type="float" office:value="-5.3612910727044" calcext:value-type="float">
            <text:p>-5,3612910727044</text:p>
          </table:table-cell>
          <table:table-cell table:formula="of:=LOG([.Q175])" office:value-type="float" office:value="-5.33427332184543" calcext:value-type="float">
            <text:p>-5,33427332184543</text:p>
          </table:table-cell>
          <table:table-cell table:formula="of:=LOG([.R175])" office:value-type="float" office:value="-5.28908966551828" calcext:value-type="float">
            <text:p>-5,28908966551828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est with sphere.stl (46080 faces)</text:p>
          </table:table-cell>
          <table:covered-table-cell table:number-columns-repeated="4"/>
          <table:table-cell office:value-type="float" office:value="46080" calcext:value-type="float">
            <text:p>4608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475" calcext:value-type="float">
            <text:p>0,475</text:p>
          </table:table-cell>
          <table:table-cell/>
          <table:table-cell table:formula="of:=[.C202]/[.C201]" office:value-type="float" office:value="8.11111111111111" calcext:value-type="float">
            <text:p>8,11111111111111</text:p>
          </table:table-cell>
          <table:table-cell table:formula="of:=[.E201]/[.C201]" office:value-type="float" office:value="0.0527777777777778" calcext:value-type="float">
            <text:p>0,052777777777778</text:p>
          </table:table-cell>
          <table:table-cell table:number-columns-repeated="4"/>
          <table:table-cell table:formula="of:=[.H201]/[.$G$107]" office:value-type="float" office:value="0.00000114535108024691" calcext:value-type="float">
            <text:p>1,14535108024691E-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0.528" calcext:value-type="float">
            <text:p>0,528</text:p>
          </table:table-cell>
          <table:table-cell/>
          <table:table-cell table:formula="of:=[.C203]/[.C202]" office:value-type="float" office:value="7.13698630136986" calcext:value-type="float">
            <text:p>7,13698630136986</text:p>
          </table:table-cell>
          <table:table-cell table:formula="of:=[.E202]/[.C202]" office:value-type="float" office:value="0.00723287671232877" calcext:value-type="float">
            <text:p>0,007232876712329</text:p>
          </table:table-cell>
          <table:table-cell table:number-columns-repeated="4"/>
          <table:table-cell table:formula="of:=[.H202]/[.$G$107]" office:value-type="float" office:value="0.000000156963470319635" calcext:value-type="float">
            <text:p>1,56963470319635E-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  <table:table-cell office:value-type="float" office:value="456" calcext:value-type="float">
            <text:p>456</text:p>
          </table:table-cell>
          <table:table-cell office:value-type="float" office:value="0.603" calcext:value-type="float">
            <text:p>0,603</text:p>
          </table:table-cell>
          <table:table-cell/>
          <table:table-cell table:formula="of:=[.C204]/[.C203]" office:value-type="float" office:value="5.11516314779271" calcext:value-type="float">
            <text:p>5,11516314779271</text:p>
          </table:table-cell>
          <table:table-cell table:formula="of:=[.E203]/[.C203]" office:value-type="float" office:value="0.0011573896353167" calcext:value-type="float">
            <text:p>0,001157389635317</text:p>
          </table:table-cell>
          <table:table-cell table:number-columns-repeated="4"/>
          <table:table-cell table:formula="of:=[.H203]/[.$G$107]" office:value-type="float" office:value="0.000000025116962571977" calcext:value-type="float">
            <text:p>2,5116962571977E-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  <table:table-cell office:value-type="float" office:value="2332" calcext:value-type="float">
            <text:p>2332</text:p>
          </table:table-cell>
          <table:table-cell office:value-type="float" office:value="0.756" calcext:value-type="float">
            <text:p>0,756</text:p>
          </table:table-cell>
          <table:table-cell/>
          <table:table-cell table:formula="of:=[.C205]/[.C204]" office:value-type="float" office:value="4.0859287054409" calcext:value-type="float">
            <text:p>4,0859287054409</text:p>
          </table:table-cell>
          <table:table-cell table:formula="of:=[.E204]/[.C204]" office:value-type="float" office:value="0.000283677298311445" calcext:value-type="float">
            <text:p>0,000283677298311</text:p>
          </table:table-cell>
          <table:table-cell table:number-columns-repeated="4"/>
          <table:table-cell table:formula="of:=[.H204]/[.$G$107]" office:value-type="float" office:value="0.000000006156191369606" calcext:value-type="float">
            <text:p>6,156191369606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889" calcext:value-type="float">
            <text:p>10889</text:p>
          </table:table-cell>
          <table:table-cell office:value-type="float" office:value="9528" calcext:value-type="float">
            <text:p>9528</text:p>
          </table:table-cell>
          <table:table-cell office:value-type="float" office:value="0.839" calcext:value-type="float">
            <text:p>0,839</text:p>
          </table:table-cell>
          <table:table-cell/>
          <table:table-cell table:formula="of:=[.C206]/[.C205]" office:value-type="float" office:value="3.97988796032694" calcext:value-type="float">
            <text:p>3,97988796032694</text:p>
          </table:table-cell>
          <table:table-cell table:formula="of:=[.E205]/[.C205]" office:value-type="float" office:value="0.0000770502341812839" calcext:value-type="float">
            <text:p>7,70502341812839E-05</text:p>
          </table:table-cell>
          <table:table-cell table:number-columns-repeated="4"/>
          <table:table-cell table:formula="of:=[.H205]/[.$G$107]" office:value-type="float" office:value="0.000000001672097095948" calcext:value-type="float">
            <text:p>1,672097095948E-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337" calcext:value-type="float">
            <text:p>43337</text:p>
          </table:table-cell>
          <table:table-cell office:value-type="float" office:value="37920" calcext:value-type="float">
            <text:p>37920</text:p>
          </table:table-cell>
          <table:table-cell office:value-type="float" office:value="1.156" calcext:value-type="float">
            <text:p>1,156</text:p>
          </table:table-cell>
          <table:table-cell/>
          <table:table-cell table:formula="of:=[.C207]/[.C206]" office:value-type="float" office:value="3.99420818238457" calcext:value-type="float">
            <text:p>3,99420818238457</text:p>
          </table:table-cell>
          <table:table-cell table:formula="of:=[.E206]/[.C206]" office:value-type="float" office:value="0.0000266746659898009" calcext:value-type="float">
            <text:p>2,66746659898009E-05</text:p>
          </table:table-cell>
          <table:table-cell table:number-columns-repeated="4"/>
          <table:table-cell table:formula="of:=[.H206]/[.$G$107]" office:value-type="float" office:value="0.000000000578877300125887" calcext:value-type="float">
            <text:p>5,78877300125887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3097" calcext:value-type="float">
            <text:p>173097</text:p>
          </table:table-cell>
          <table:table-cell office:value-type="float" office:value="151460" calcext:value-type="float">
            <text:p>151460</text:p>
          </table:table-cell>
          <table:table-cell office:value-type="float" office:value="1.979" calcext:value-type="float">
            <text:p>1,979</text:p>
          </table:table-cell>
          <table:table-cell/>
          <table:table-cell table:formula="of:=[.C208]/[.C207]" office:value-type="float" office:value="4.00206242742509" calcext:value-type="float">
            <text:p>4,00206242742509</text:p>
          </table:table-cell>
          <table:table-cell table:formula="of:=[.E207]/[.C207]" office:value-type="float" office:value="0.0000114328960062855" calcext:value-type="float">
            <text:p>1,14328960062855E-05</text:p>
          </table:table-cell>
          <table:table-cell table:number-columns-repeated="4"/>
          <table:table-cell table:formula="of:=[.H207]/[.$G$107]" office:value-type="float" office:value="0.000000000248109722358626" calcext:value-type="float">
            <text:p>2,48109722358626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2745" calcext:value-type="float">
            <text:p>692745</text:p>
          </table:table-cell>
          <table:table-cell office:value-type="float" office:value="606152" calcext:value-type="float">
            <text:p>606152</text:p>
          </table:table-cell>
          <table:table-cell office:value-type="float" office:value="4.967" calcext:value-type="float">
            <text:p>4,967</text:p>
          </table:table-cell>
          <table:table-cell/>
          <table:table-cell table:formula="of:=[.C209]/[.C208]" office:value-type="float" office:value="4.00361027506514" calcext:value-type="float">
            <text:p>4,00361027506514</text:p>
          </table:table-cell>
          <table:table-cell table:formula="of:=[.E208]/[.C208]" office:value-type="float" office:value="0.00000717002648882345" calcext:value-type="float">
            <text:p>7,17002648882345E-06</text:p>
          </table:table-cell>
          <table:table-cell table:number-columns-repeated="4"/>
          <table:table-cell table:formula="of:=[.H208]/[.$G$107]" office:value-type="float" office:value="0.000000000155599533177592" calcext:value-type="float">
            <text:p>1,55599533177592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73481" calcext:value-type="float">
            <text:p>2773481</text:p>
          </table:table-cell>
          <table:table-cell office:value-type="float" office:value="2426796" calcext:value-type="float">
            <text:p>2426796</text:p>
          </table:table-cell>
          <table:table-cell office:value-type="float" office:value="16.736" calcext:value-type="float">
            <text:p>16,736</text:p>
          </table:table-cell>
          <table:table-cell/>
          <table:table-cell table:formula="of:=[.C210]/[.C209]" office:value-type="float" office:value="4.2912286040539" calcext:value-type="float">
            <text:p>4,2912286040539</text:p>
          </table:table-cell>
          <table:table-cell table:formula="of:=[.E209]/[.C209]" office:value-type="float" office:value="0.00000603429408746626" calcext:value-type="float">
            <text:p>6,03429408746626E-06</text:p>
          </table:table-cell>
          <table:table-cell table:number-columns-repeated="4"/>
          <table:table-cell table:formula="of:=[.H209]/[.$G$107]" office:value-type="float" office:value="0.000000000130952562662028" calcext:value-type="float">
            <text:p>1,30952562662028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901641" calcext:value-type="float">
            <text:p>11901641</text:p>
          </table:table-cell>
          <table:table-cell office:value-type="float" office:value="10413936" calcext:value-type="float">
            <text:p>10413936</text:p>
          </table:table-cell>
          <table:table-cell office:value-type="float" office:value="61.167" calcext:value-type="float">
            <text:p>61,167</text:p>
          </table:table-cell>
          <table:table-cell/>
          <table:table-cell table:formula="of:=[.C211]/[.C210]" office:value-type="float" office:value="0" calcext:value-type="float">
            <text:p>0</text:p>
          </table:table-cell>
          <table:table-cell table:formula="of:=[.E210]/[.C210]" office:value-type="float" office:value="0.00000513937531807589" calcext:value-type="float">
            <text:p>5,13937531807589E-06</text:p>
          </table:table-cell>
          <table:table-cell table:number-columns-repeated="4"/>
          <table:table-cell table:formula="of:=[.H210]/[.$G$107]" office:value-type="float" office:value="0.000000000111531582423522" calcext:value-type="float">
            <text:p>1,11531582423522E-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14:51:41.61691111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7:21.451174925</meta:creation-date>
    <dc:date>2018-04-25T13:59:42.856302184</dc:date>
    <meta:editing-duration>PT1H8M7S</meta:editing-duration>
    <meta:editing-cycles>3</meta:editing-cycles>
    <meta:generator>LibreOffice/6.0.3.2$Linux_X86_64 LibreOffice_project/00m0$Build-2</meta:generator>
    <meta:document-statistic meta:table-count="1" meta:cell-count="60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066cm" svg:y="4.034cm" style:legend-expansion="high" chart:style-name="ch2"/>
        <chart:plot-area chart:style-name="ch3" table:cell-range-address="Foglio1.B5:Foglio1.B14 Foglio1.E5:Foglio1.E14" svg:x="0.374cm" svg:y="0.206cm" svg:width="12.425cm" svg:height="8.645cm">
          <chartooo:coordinate-region svg:x="0.995cm" svg:y="0.366cm" svg:width="11.618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5:Foglio1.B14" chart:class="chart:line">
            <chart:data-point chart:repeated="10"/>
          </chart:series>
          <chart:series chart:style-name="ch7" chart:values-cell-range-address="Foglio1.E5:Foglio1.E1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oglio1.B5:Foglio1.B14</svg:desc>
                </draw:g>
              </table:table-cell>
              <table:table-cell office:value-type="float" office:value="0.077">
                <text:p>0.077</text:p>
                <draw:g>
                  <svg:desc>Foglio1.E5:Foglio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.201">
                <text:p>13.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1.771">
                <text:p>51.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2cm" xlink:href=".." xlink:type="simple" chart:class="chart:line" chart:style-name="ch1">
        <chart:legend chart:legend-position="end" svg:x="13.082cm" svg:y="4.241cm" style:legend-expansion="high" chart:style-name="ch2"/>
        <chart:plot-area chart:style-name="ch3" table:cell-range-address="Foglio1.E5:Foglio1.E14" svg:x="0.32cm" svg:y="0.18cm" svg:width="12.442cm" svg:height="8.642cm">
          <chartooo:coordinate-region svg:x="0.941cm" svg:y="0.34cm" svg:width="11.634cm" svg:height="7.9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E5:Foglio1.E1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7">
                <text:p>0.077</text:p>
                <draw:g>
                  <svg:desc>Foglio1.E5:Foglio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201">
                <text:p>13.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771">
                <text:p>51.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line" chart:style-name="ch1">
        <chart:legend chart:legend-position="end" svg:x="13.134cm" svg:y="4.241cm" style:legend-expansion="high" chart:style-name="ch2"/>
        <chart:plot-area chart:style-name="ch3" table:cell-range-address="Foglio1.J5:Foglio1.J14" svg:x="0.32cm" svg:y="0.18cm" svg:width="12.494cm" svg:height="8.642cm">
          <chartooo:coordinate-region svg:x="1.153cm" svg:y="0.341cm" svg:width="11.475cm" svg:height="8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J5:Foglio1.J1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1350927482752">
                <text:p>-1.11350927482752</text:p>
                <draw:g>
                  <svg:desc>Foglio1.J5:Foglio1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9691001300806">
                <text:p>-1.09691001300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6550154875643">
                <text:p>-1.06550154875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38631997765025">
                <text:p>-0.838631997765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15700160653214">
                <text:p>-0.515700160653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90538042661686">
                <text:p>-0.0390538042661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2754378992498">
                <text:p>0.532754378992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060683105677">
                <text:p>1.12060683105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1408655382264">
                <text:p>1.714086553822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2cm" xlink:href=".." xlink:type="simple" chart:class="chart:line" chart:style-name="ch1">
        <chart:legend chart:legend-position="end" svg:x="13.056cm" svg:y="3.613cm" style:legend-expansion="high" chart:style-name="ch2"/>
        <chart:plot-area chart:style-name="ch3" table:cell-range-address="Foglio1.O132:Foglio1.R141" svg:x="0.32cm" svg:y="0.18cm" svg:width="12.416cm" svg:height="8.642cm">
          <chartooo:coordinate-region svg:x="0.941cm" svg:y="0.34cm" svg:width="11.608cm" svg:height="7.9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O132:Foglio1.O141" chart:class="chart:line">
            <chart:data-point chart:repeated="10"/>
          </chart:series>
          <chart:series chart:style-name="ch7" chart:values-cell-range-address="Foglio1.P132:Foglio1.P141" chart:class="chart:line">
            <chart:data-point chart:repeated="10"/>
          </chart:series>
          <chart:series chart:style-name="ch8" chart:values-cell-range-address="Foglio1.Q132:Foglio1.Q141" chart:class="chart:line">
            <chart:data-point chart:repeated="10"/>
          </chart:series>
          <chart:series chart:style-name="ch9" chart:values-cell-range-address="Foglio1.R132:Foglio1.R14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O</text:p>
              </table:table-cell>
              <table:table-cell office:value-type="string">
                <text:p>Colonna P</text:p>
              </table:table-cell>
              <table:table-cell office:value-type="string">
                <text:p>Colonna Q</text:p>
              </table:table-cell>
              <table:table-cell office:value-type="string">
                <text:p>Colonna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Foglio1.O132:Foglio1.O141</svg:desc>
                </draw:g>
              </table:table-cell>
              <table:table-cell office:value-type="float" office:value="0.077">
                <text:p>0.077</text:p>
                <draw:g>
                  <svg:desc>Foglio1.P132:Foglio1.P141</svg:desc>
                </draw:g>
              </table:table-cell>
              <table:table-cell office:value-type="float" office:value="0.139">
                <text:p>0.139</text:p>
                <draw:g>
                  <svg:desc>Foglio1.Q132:Foglio1.Q141</svg:desc>
                </draw:g>
              </table:table-cell>
              <table:table-cell office:value-type="float" office:value="0.475">
                <text:p>0.475</text:p>
                <draw:g>
                  <svg:desc>Foglio1.R132:Foglio1.R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">
                <text:p>0.066</text:p>
              </table:table-cell>
              <table:table-cell office:value-type="float" office:value="0.08">
                <text:p>0.08</text:p>
              </table:table-cell>
              <table:table-cell office:value-type="float" office:value="0.153">
                <text:p>0.153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5">
                <text:p>0.085</text:p>
              </table:table-cell>
              <table:table-cell office:value-type="float" office:value="0.086">
                <text:p>0.086</text:p>
              </table:table-cell>
              <table:table-cell office:value-type="float" office:value="0.167">
                <text:p>0.16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201">
                <text:p>0.201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4">
                <text:p>0.154</text:p>
              </table:table-cell>
              <table:table-cell office:value-type="float" office:value="0.145">
                <text:p>0.145</text:p>
              </table:table-cell>
              <table:table-cell office:value-type="float" office:value="0.26">
                <text:p>0.26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">
                <text:p>0.312</text:p>
              </table:table-cell>
              <table:table-cell office:value-type="float" office:value="0.305">
                <text:p>0.305</text:p>
              </table:table-cell>
              <table:table-cell office:value-type="float" office:value="0.457">
                <text:p>0.457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3">
                <text:p>0.843</text:p>
              </table:table-cell>
              <table:table-cell office:value-type="float" office:value="0.914">
                <text:p>0.914</text:p>
              </table:table-cell>
              <table:table-cell office:value-type="float" office:value="1.118">
                <text:p>1.118</text:p>
              </table:table-cell>
              <table:table-cell office:value-type="float" office:value="1.979">
                <text:p>1.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05">
                <text:p>3.205</text:p>
              </table:table-cell>
              <table:table-cell office:value-type="float" office:value="3.41">
                <text:p>3.41</text:p>
              </table:table-cell>
              <table:table-cell office:value-type="float" office:value="3.844">
                <text:p>3.844</text:p>
              </table:table-cell>
              <table:table-cell office:value-type="float" office:value="4.967">
                <text:p>4.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29">
                <text:p>12.529</text:p>
              </table:table-cell>
              <table:table-cell office:value-type="float" office:value="13.201">
                <text:p>13.201</text:p>
              </table:table-cell>
              <table:table-cell office:value-type="float" office:value="14.222">
                <text:p>14.222</text:p>
              </table:table-cell>
              <table:table-cell office:value-type="float" office:value="16.736">
                <text:p>16.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437">
                <text:p>49.437</text:p>
              </table:table-cell>
              <table:table-cell office:value-type="float" office:value="51.771">
                <text:p>51.771</text:p>
              </table:table-cell>
              <table:table-cell office:value-type="float" office:value="55.094">
                <text:p>55.094</text:p>
              </table:table-cell>
              <table:table-cell office:value-type="float" office:value="61.167">
                <text:p>61.1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2cm" xlink:href=".." xlink:type="simple" chart:class="chart:line" chart:style-name="ch1">
        <chart:legend chart:legend-position="end" svg:x="13.056cm" svg:y="3.613cm" style:legend-expansion="high" chart:style-name="ch2"/>
        <chart:plot-area chart:style-name="ch3" table:cell-range-address="Foglio1.O146:Foglio1.R155" svg:x="0.365cm" svg:y="0.239cm" svg:width="12.305cm" svg:height="8.867cm">
          <chartooo:coordinate-region svg:x="1.092cm" svg:y="0.4cm" svg:width="11.391cm" svg:height="8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O146:Foglio1.O155" chart:class="chart:line">
            <chart:data-point chart:repeated="10"/>
          </chart:series>
          <chart:series chart:style-name="ch7" chart:values-cell-range-address="Foglio1.P146:Foglio1.P155" chart:class="chart:line">
            <chart:data-point chart:repeated="10"/>
          </chart:series>
          <chart:series chart:style-name="ch8" chart:values-cell-range-address="Foglio1.Q146:Foglio1.Q155" chart:class="chart:line">
            <chart:data-point chart:repeated="10"/>
          </chart:series>
          <chart:series chart:style-name="ch9" chart:values-cell-range-address="Foglio1.R146:Foglio1.R15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O</text:p>
              </table:table-cell>
              <table:table-cell office:value-type="string">
                <text:p>Colonna P</text:p>
              </table:table-cell>
              <table:table-cell office:value-type="string">
                <text:p>Colonna Q</text:p>
              </table:table-cell>
              <table:table-cell office:value-type="string">
                <text:p>Colonna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0102999566398">
                <text:p>-1.30102999566398</text:p>
                <draw:g>
                  <svg:desc>Foglio1.O146:Foglio1.O155</svg:desc>
                </draw:g>
              </table:table-cell>
              <table:table-cell office:value-type="float" office:value="-1.11350927482752">
                <text:p>-1.11350927482752</text:p>
                <draw:g>
                  <svg:desc>Foglio1.P146:Foglio1.P155</svg:desc>
                </draw:g>
              </table:table-cell>
              <table:table-cell office:value-type="float" office:value="-0.856985199745905">
                <text:p>-0.856985199745905</text:p>
                <draw:g>
                  <svg:desc>Foglio1.Q146:Foglio1.Q155</svg:desc>
                </draw:g>
              </table:table-cell>
              <table:table-cell office:value-type="float" office:value="-0.323306390375133">
                <text:p>-0.323306390375133</text:p>
                <draw:g>
                  <svg:desc>Foglio1.R146:Foglio1.R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8045606445813">
                <text:p>-1.18045606445813</text:p>
              </table:table-cell>
              <table:table-cell office:value-type="float" office:value="-1.09691001300806">
                <text:p>-1.09691001300806</text:p>
              </table:table-cell>
              <table:table-cell office:value-type="float" office:value="-0.815308569182401">
                <text:p>-0.815308569182401</text:p>
              </table:table-cell>
              <table:table-cell office:value-type="float" office:value="-0.277366077466188">
                <text:p>-0.277366077466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7058107428571">
                <text:p>-1.07058107428571</text:p>
              </table:table-cell>
              <table:table-cell office:value-type="float" office:value="-1.06550154875643">
                <text:p>-1.06550154875643</text:p>
              </table:table-cell>
              <table:table-cell office:value-type="float" office:value="-0.777283528852417">
                <text:p>-0.777283528852417</text:p>
              </table:table-cell>
              <table:table-cell office:value-type="float" office:value="-0.219682687859849">
                <text:p>-0.219682687859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03089986991943">
                <text:p>-0.903089986991943</text:p>
              </table:table-cell>
              <table:table-cell office:value-type="float" office:value="-1">
                <text:p>-1</text:p>
              </table:table-cell>
              <table:table-cell office:value-type="float" office:value="-0.696803942579511">
                <text:p>-0.696803942579511</text:p>
              </table:table-cell>
              <table:table-cell office:value-type="float" office:value="-0.121478204498793">
                <text:p>-0.121478204498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12479279163537">
                <text:p>-0.812479279163537</text:p>
              </table:table-cell>
              <table:table-cell office:value-type="float" office:value="-0.838631997765025">
                <text:p>-0.838631997765025</text:p>
              </table:table-cell>
              <table:table-cell office:value-type="float" office:value="-0.585026652029182">
                <text:p>-0.585026652029182</text:p>
              </table:table-cell>
              <table:table-cell office:value-type="float" office:value="-0.0762380391712997">
                <text:p>-0.0762380391712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05845405981557">
                <text:p>-0.505845405981557</text:p>
              </table:table-cell>
              <table:table-cell office:value-type="float" office:value="-0.515700160653214">
                <text:p>-0.515700160653214</text:p>
              </table:table-cell>
              <table:table-cell office:value-type="float" office:value="-0.34008379993015">
                <text:p>-0.34008379993015</text:p>
              </table:table-cell>
              <table:table-cell office:value-type="float" office:value="0.0629578340845102">
                <text:p>0.0629578340845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741724253752577">
                <text:p>-0.0741724253752577</text:p>
              </table:table-cell>
              <table:table-cell office:value-type="float" office:value="-0.0390538042661686">
                <text:p>-0.039053804266168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296445794206396">
                <text:p>0.296445794206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5828033854836">
                <text:p>0.505828033854836</text:p>
              </table:table-cell>
              <table:table-cell office:value-type="float" office:value="0.532754378992498">
                <text:p>0.532754378992498</text:p>
              </table:table-cell>
              <table:table-cell office:value-type="float" office:value="0.584783378996508">
                <text:p>0.584783378996508</text:p>
              </table:table-cell>
              <table:table-cell office:value-type="float" office:value="0.696094159995223">
                <text:p>0.696094159995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791640923733">
                <text:p>1.09791640923733</text:p>
              </table:table-cell>
              <table:table-cell office:value-type="float" office:value="1.12060683105677">
                <text:p>1.12060683105677</text:p>
              </table:table-cell>
              <table:table-cell office:value-type="float" office:value="1.15296067430425">
                <text:p>1.15296067430425</text:p>
              </table:table-cell>
              <table:table-cell office:value-type="float" office:value="1.22365166718718">
                <text:p>1.22365166718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405210846068">
                <text:p>1.69405210846068</text:p>
              </table:table-cell>
              <table:table-cell office:value-type="float" office:value="1.71408655382264">
                <text:p>1.71408655382264</text:p>
              </table:table-cell>
              <table:table-cell office:value-type="float" office:value="1.74110430468161">
                <text:p>1.74110430468161</text:p>
              </table:table-cell>
              <table:table-cell office:value-type="float" office:value="1.78651718058942">
                <text:p>1.786517180589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legend chart:legend-position="end" svg:x="13.04cm" svg:y="3.607cm" style:legend-expansion="high" chart:style-name="ch2"/>
        <chart:plot-area chart:style-name="ch3" table:cell-range-address="Foglio1.O181:Foglio1.R190" svg:x="0.319cm" svg:y="0.179cm" svg:width="12.402cm" svg:height="8.633cm">
          <chartooo:coordinate-region svg:x="0.861cm" svg:y="0.339cm" svg:width="11.674cm" svg:height="8.3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O181:Foglio1.O190" chart:class="chart:line">
            <chart:data-point chart:repeated="10"/>
          </chart:series>
          <chart:series chart:style-name="ch7" chart:values-cell-range-address="Foglio1.P181:Foglio1.P190" chart:class="chart:line">
            <chart:data-point chart:repeated="10"/>
          </chart:series>
          <chart:series chart:style-name="ch8" chart:values-cell-range-address="Foglio1.Q181:Foglio1.Q190" chart:class="chart:line">
            <chart:data-point chart:repeated="10"/>
          </chart:series>
          <chart:series chart:style-name="ch9" chart:values-cell-range-address="Foglio1.R181:Foglio1.R1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O</text:p>
              </table:table-cell>
              <table:table-cell office:value-type="string">
                <text:p>Colonna P</text:p>
              </table:table-cell>
              <table:table-cell office:value-type="string">
                <text:p>Colonna Q</text:p>
              </table:table-cell>
              <table:table-cell office:value-type="string">
                <text:p>Colonna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30102999566398">
                <text:p>-2.30102999566398</text:p>
                <draw:g>
                  <svg:desc>Foglio1.O181:Foglio1.O190</svg:desc>
                </draw:g>
              </table:table-cell>
              <table:table-cell office:value-type="float" office:value="-2.06775178426684">
                <text:p>-2.06775178426684</text:p>
                <draw:g>
                  <svg:desc>Foglio1.P181:Foglio1.P190</svg:desc>
                </draw:g>
              </table:table-cell>
              <table:table-cell office:value-type="float" office:value="-1.81122770918523">
                <text:p>-1.81122770918523</text:p>
                <draw:g>
                  <svg:desc>Foglio1.Q181:Foglio1.Q190</svg:desc>
                </draw:g>
              </table:table-cell>
              <table:table-cell office:value-type="float" office:value="-1.27754889981446">
                <text:p>-1.27754889981446</text:p>
                <draw:g>
                  <svg:desc>Foglio1.R181:Foglio1.R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4377892457859">
                <text:p>-3.04377892457859</text:p>
              </table:table-cell>
              <table:table-cell office:value-type="float" office:value="-2.96023287312851">
                <text:p>-2.96023287312851</text:p>
              </table:table-cell>
              <table:table-cell office:value-type="float" office:value="-2.67863142930286">
                <text:p>-2.67863142930286</text:p>
              </table:table-cell>
              <table:table-cell office:value-type="float" office:value="-2.14068893758664">
                <text:p>-2.14068893758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78741879758523">
                <text:p>-3.78741879758523</text:p>
              </table:table-cell>
              <table:table-cell office:value-type="float" office:value="-3.78233927205596">
                <text:p>-3.78233927205596</text:p>
              </table:table-cell>
              <table:table-cell office:value-type="float" office:value="-3.49412125215194">
                <text:p>-3.49412125215194</text:p>
              </table:table-cell>
              <table:table-cell office:value-type="float" office:value="-2.93652041115937">
                <text:p>-2.93652041115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32878720035453">
                <text:p>-4.32878720035453</text:p>
              </table:table-cell>
              <table:table-cell office:value-type="float" office:value="-4.43088094645289">
                <text:p>-4.43088094645289</text:p>
              </table:table-cell>
              <table:table-cell office:value-type="float" office:value="-4.1276848890324">
                <text:p>-4.1276848890324</text:p>
              </table:table-cell>
              <table:table-cell office:value-type="float" office:value="-3.54717541786138">
                <text:p>-3.54717541786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84946727697044">
                <text:p>-4.84946727697044</text:p>
              </table:table-cell>
              <table:table-cell office:value-type="float" office:value="-4.88943694557849">
                <text:p>-4.88943694557849</text:p>
              </table:table-cell>
              <table:table-cell office:value-type="float" office:value="-4.63583159984264">
                <text:p>-4.63583159984264</text:p>
              </table:table-cell>
              <table:table-cell office:value-type="float" office:value="-4.1132260369782">
                <text:p>-4.1132260369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14270425000872">
                <text:p>-5.14270425000872</text:p>
              </table:table-cell>
              <table:table-cell office:value-type="float" office:value="-5.17929744592693">
                <text:p>-5.17929744592693</text:p>
              </table:table-cell>
              <table:table-cell office:value-type="float" office:value="-5.00368108520387">
                <text:p>-5.00368108520387</text:p>
              </table:table-cell>
              <table:table-cell office:value-type="float" office:value="-4.57390100994265">
                <text:p>-4.57390100994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31246196641798">
                <text:p>-5.31246196641798</text:p>
              </table:table-cell>
              <table:table-cell office:value-type="float" office:value="-5.30765283517688">
                <text:p>-5.30765283517688</text:p>
              </table:table-cell>
              <table:table-cell office:value-type="float" office:value="-5.22015722736031">
                <text:p>-5.22015722736031</text:p>
              </table:table-cell>
              <table:table-cell office:value-type="float" office:value="-4.94184374683632">
                <text:p>-4.94184374683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3347453660195">
                <text:p>-5.3347453660195</text:p>
              </table:table-cell>
              <table:table-cell office:value-type="float" office:value="-5.34100843148272">
                <text:p>-5.34100843148272</text:p>
              </table:table-cell>
              <table:table-cell office:value-type="float" office:value="-5.28897943147871">
                <text:p>-5.28897943147871</text:p>
              </table:table-cell>
              <table:table-cell office:value-type="float" office:value="-5.14447923987912">
                <text:p>-5.14447923987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34510878581134">
                <text:p>-5.34510878581134</text:p>
              </table:table-cell>
              <table:table-cell office:value-type="float" office:value="-5.3526209448017">
                <text:p>-5.3526209448017</text:p>
              </table:table-cell>
              <table:table-cell office:value-type="float" office:value="-5.32026710155423">
                <text:p>-5.32026710155423</text:p>
              </table:table-cell>
              <table:table-cell office:value-type="float" office:value="-5.21937352786149">
                <text:p>-5.21937352786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5128374246715">
                <text:p>-5.35128374246715</text:p>
              </table:table-cell>
              <table:table-cell office:value-type="float" office:value="-5.3612910727044">
                <text:p>-5.3612910727044</text:p>
              </table:table-cell>
              <table:table-cell office:value-type="float" office:value="-5.33427332184543">
                <text:p>-5.33427332184543</text:p>
              </table:table-cell>
              <table:table-cell office:value-type="float" office:value="-5.28908966551828">
                <text:p>-5.28908966551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8.982cm" xlink:href=".." xlink:type="simple" chart:class="chart:scatter" chart:style-name="ch1">
        <chart:legend chart:legend-position="end" svg:x="13.653cm" svg:y="4.231cm" style:legend-expansion="high" chart:style-name="ch2"/>
        <chart:plot-area chart:style-name="ch3" table:cell-range-address="Foglio1.C129:Foglio1.C138 Foglio1.E129:Foglio1.E138" svg:x="0.319cm" svg:y="0.179cm" svg:width="13.015cm" svg:height="8.624cm">
          <chartooo:coordinate-region svg:x="1.152cm" svg:y="0.332cm" svg:width="12.088cm" svg:height="8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E129:Foglio1.E138" chart:class="chart:scatter">
            <chart:domain table:cell-range-address="Foglio1.C129:Foglio1.C13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4242509439325">
                <text:p>0.954242509439325</text:p>
                <draw:g>
                  <svg:desc>Foglio1.C129:Foglio1.C138</svg:desc>
                </draw:g>
              </table:table-cell>
              <table:table-cell office:value-type="float" office:value="-0.323306390375133">
                <text:p>-0.323306390375133</text:p>
                <draw:g>
                  <svg:desc>Foglio1.E129:Foglio1.E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6332286012046">
                <text:p>1.86332286012046</text:p>
              </table:table-cell>
              <table:table-cell office:value-type="float" office:value="-0.277366077466188">
                <text:p>-0.277366077466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683772329952">
                <text:p>2.71683772329952</text:p>
              </table:table-cell>
              <table:table-cell office:value-type="float" office:value="-0.219682687859849">
                <text:p>-0.219682687859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569721336259">
                <text:p>3.42569721336259</text:p>
              </table:table-cell>
              <table:table-cell office:value-type="float" office:value="-0.121478204498793">
                <text:p>-0.121478204498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3698799780691">
                <text:p>4.03698799780691</text:p>
              </table:table-cell>
              <table:table-cell office:value-type="float" office:value="-0.0762380391712997">
                <text:p>-0.0762380391712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3685884402716">
                <text:p>4.63685884402716</text:p>
              </table:table-cell>
              <table:table-cell office:value-type="float" office:value="0.0629578340845102">
                <text:p>0.0629578340845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3828954104272">
                <text:p>5.23828954104272</text:p>
              </table:table-cell>
              <table:table-cell office:value-type="float" office:value="0.296445794206396">
                <text:p>0.296445794206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4057339987434">
                <text:p>5.84057339987434</text:p>
              </table:table-cell>
              <table:table-cell office:value-type="float" office:value="0.696094159995223">
                <text:p>0.696094159995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4302519504867">
                <text:p>6.44302519504867</text:p>
              </table:table-cell>
              <table:table-cell office:value-type="float" office:value="1.22365166718718">
                <text:p>1.22365166718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756068461077">
                <text:p>7.0756068461077</text:p>
              </table:table-cell>
              <table:table-cell office:value-type="float" office:value="1.78651718058942">
                <text:p>1.786517180589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scatter" chart:style-name="ch1">
        <chart:legend chart:legend-position="end" svg:x="13.062cm" svg:y="4.227cm" style:legend-expansion="high" chart:style-name="ch2"/>
        <chart:plot-area chart:style-name="ch3" table:cell-range-address="Foglio1.D143:Foglio1.D152" svg:x="0.319cm" svg:y="0.179cm" svg:width="12.424cm" svg:height="8.617cm">
          <chartooo:coordinate-region svg:x="0.755cm" svg:y="0.34cm" svg:width="11.801cm" svg:height="7.8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D143:Foglio1.D152" chart:class="chart:scatte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754889981446">
                <text:p>1.27754889981446</text:p>
                <draw:g>
                  <svg:desc>Foglio1.D143:Foglio1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4068893758664">
                <text:p>2.14068893758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3652041115937">
                <text:p>2.93652041115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717541786138">
                <text:p>3.54717541786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1322603697821">
                <text:p>4.11322603697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390100994265">
                <text:p>4.57390100994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4184374683632">
                <text:p>4.94184374683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4447923987912">
                <text:p>5.14447923987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1937352786149">
                <text:p>5.21937352786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8908966551828">
                <text:p>5.289089665518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